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87000025350000160C8DAA8535.svm"/>
  <manifest:file-entry manifest:media-type="" manifest:full-path="Pictures/2000004300001FB200001FB2D18EC01F.svm"/>
  <manifest:file-entry manifest:media-type="" manifest:full-path="Pictures/20000145000029570000160C18159353.svm"/>
  <manifest:file-entry manifest:media-type="" manifest:full-path="Pictures/200000730000134B000011EACD64F3CE.svm"/>
  <manifest:file-entry manifest:media-type="image/png" manifest:full-path="Pictures/100000000000005E0000005E7C5F6493.png"/>
  <manifest:file-entry manifest:media-type="" manifest:full-path="Pictures/200000860000274600000DC86693931E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" manifest:full-path="Object 45/statusbar/"/>
  <manifest:file-entry manifest:media-type="" manifest:full-path="Object 45/accelerator/"/>
  <manifest:file-entry manifest:media-type="" manifest:full-path="Object 45/floater/"/>
  <manifest:file-entry manifest:media-type="" manifest:full-path="Object 45/popupmenu/"/>
  <manifest:file-entry manifest:media-type="text/xml" manifest:full-path="Object 45/content.xml"/>
  <manifest:file-entry manifest:media-type="" manifest:full-path="Object 45/progressbar/"/>
  <manifest:file-entry manifest:media-type="" manifest:full-path="Object 45/menubar/"/>
  <manifest:file-entry manifest:media-type="" manifest:full-path="Object 45/toolbar/"/>
  <manifest:file-entry manifest:media-type="" manifest:full-path="Object 45/images/Bitmaps/"/>
  <manifest:file-entry manifest:media-type="" manifest:full-path="Object 45/images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statusbar/"/>
  <manifest:file-entry manifest:media-type="" manifest:full-path="Object 14/accelerato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b7334"/>
    </style:style>
    <style:style style:name="T4" style:family="text">
      <style:text-properties officeooo:rsid="001b7cc8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4:<text:tab/>Skalär ODE:</text:p>
      <text:p text:style-name="P1"/>
      <text:p text:style-name="P1"><text:tab/><draw:frame draw:style-name="fr2" draw:name="Object1" text:anchor-type="as-char" svg:width="2.0134in" svg:height="0.467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A konstant, F(t) given funktion</text:p>
      <text:p text:style-name="P1"/>
      <text:p text:style-name="P1"/>
      <text:p text:style-name="P1">Trapetsmetod:</text:p>
      <text:p text:style-name="P1"/>
      <text:p text:style-name="P1"><text:tab/>Hitta en styckvis linjär U(t)</text:p>
      <text:p text:style-name="P1"/>
      <text:p text:style-name="P1"><text:tab/><draw:frame draw:style-name="fr2" draw:name="Object2" text:anchor-type="as-char" svg:width="3.9425in" svg:height="0.5256in" draw:z-index="48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graphics1" text:anchor-type="paragraph" svg:x="0.5646in" svg:y="0.2083in" svg:width="4.1665in" svg:height="2.222in" draw:z-index="28"><draw:image xlink:href="Pictures/20000145000029570000160C18159353.svm" xlink:type="simple" xlink:show="embed" xlink:actuate="onLoad"/></draw:frame></text:p>
      <text:p text:style-name="P1"/>
      <text:p text:style-name="P1"><text:tab/><text:tab/>U<text:span text:style-name="T1">0</text:span> ≈ u<text:span text:style-name="T1">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Inte en interpolation, men ett försöl att approximera den.</text:p>
      <text:p text:style-name="P1"/>
      <text:p text:style-name="P1">Residual:</text:p>
      <text:p text:style-name="P1"/>
      <text:p text:style-name="P1"><text:tab/><draw:frame draw:style-name="fr2" draw:name="Object3" text:anchor-type="as-char" svg:width="1.3283in" svg:height="0.2063in" draw:z-index="49"><draw:object xlink:href="./Object 3" xlink:type="simple" xlink:show="embed" xlink:actuate="onLoad"/><draw:image xlink:href="./ObjectReplacements/Object 3" xlink:type="simple" xlink:show="embed" xlink:actuate="onLoad"/></draw:frame><text:tab/><text:tab/>( R(u) = 0 )</text:p>
      <text:p text:style-name="P1"/>
      <text:p text:style-name="P1"/>
      <text:p text:style-name="P1">Dualproblem:</text:p>
      <text:p text:style-name="P1"/>
      <text:p text:style-name="P1"><text:tab/><draw:frame draw:style-name="fr2" draw:name="Object4" text:anchor-type="as-char" svg:width="1.7811in" svg:height="0.4398in" draw:z-index="50"><draw:object xlink:href="./Object 4" xlink:type="simple" xlink:show="embed" xlink:actuate="onLoad"/><draw:image xlink:href="./ObjectReplacements/Object 4" xlink:type="simple" xlink:show="embed" xlink:actuate="onLoad"/></draw:frame><text:tab/><text:tab/>Fel: e = u − U</text:p>
      <text:p text:style-name="P1"/>
      <text:p text:style-name="P1"/>
      <text:p text:style-name="P1"><text:tab/>Kommentar:</text:p>
      <text:p text:style-name="P1"/>
      <text:p text:style-name="P1"><text:tab/><text:tab/><draw:frame draw:style-name="fr2" draw:name="Object5" text:anchor-type="as-char" svg:width="1.8984in" svg:height="0.1972in" draw:z-index="51"><draw:object xlink:href="./Object 5" xlink:type="simple" xlink:show="embed" xlink:actuate="onLoad"/><draw:image xlink:href="./ObjectReplacements/Object 5" xlink:type="simple" xlink:show="embed" xlink:actuate="onLoad"/></draw:frame><text:tab/>där * är en dualoperator</text:p>
      <text:p text:style-name="P1"><text:tab/></text:p>
      <text:p text:style-name="P1"><text:tab/><text:tab/><draw:frame draw:style-name="fr2" draw:name="Object6" text:anchor-type="as-char" svg:width="0.8425in" svg:height="0.1929in" draw:z-index="52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text:tab/><draw:frame draw:style-name="fr2" draw:name="Object7" text:anchor-type="as-char" svg:width="3.8374in" svg:height="0.3134in" draw:z-index="5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2">Felrepresentation:</text:p>
      <text:p text:style-name="P1"/>
      <text:p text:style-name="P1"><text:tab/><draw:frame draw:style-name="fr2" draw:name="Object8" text:anchor-type="as-char" svg:width="2.5374in" svg:height="0.6028in" draw:z-index="60"><draw:object xlink:href="./Object 8" xlink:type="simple" xlink:show="embed" xlink:actuate="onLoad"/><draw:image xlink:href="./ObjectReplacements/Object 8" xlink:type="simple" xlink:show="embed" xlink:actuate="onLoad"/></draw:frame><text:tab/>(1)</text:p>
      <text:p text:style-name="P1"/>
      <text:p text:style-name="P1"><text:tab/>Låt φ̅, medelvärdet över I<text:span text:style-name="T2">n</text:span>:<text:tab/><draw:frame draw:style-name="fr2" draw:name="Object9" text:anchor-type="as-char" svg:width="1.4661in" svg:height="0.5256in" draw:z-index="61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text:tab/><text:tab/><text:tab/><text:tab/><text:tab/>(φ̅ konstant över I<text:span text:style-name="T2">n</text:span>)</text:p>
      <text:p text:style-name="P1"/>
      <text:p text:style-name="P1"><text:tab/>Vi har att<draw:frame draw:style-name="fr3" draw:name="Object10" text:anchor-type="as-char" svg:y="-0.2339in" svg:width="1.1457in" svg:height="0.4992in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tab/><text:tab/>⇓</text:p>
      <text:p text:style-name="P1"><text:tab/><draw:frame draw:style-name="fr2" draw:name="Object11" text:anchor-type="as-char" svg:width="2.7791in" svg:height="0.6445in" draw:z-index="2"><draw:object xlink:href="./Object 11" xlink:type="simple" xlink:show="embed" xlink:actuate="onLoad"/><draw:image xlink:href="./ObjectReplacements/Object 11" xlink:type="simple" xlink:show="embed" xlink:actuate="onLoad"/></draw:frame><text:tab/><text:tab/>(2)</text:p>
      <text:p text:style-name="P1"/>
      <text:p text:style-name="P1"/>
      <text:p text:style-name="P1"/>
      <text:p text:style-name="P1">(1) − (2):</text:p>
      <text:p text:style-name="P1"/>
      <text:p text:style-name="P1"><text:tab/><draw:frame draw:style-name="fr2" draw:name="Object12" text:anchor-type="as-char" svg:width="3.2327in" svg:height="0.6028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text:tab/><text:tab/><text:tab/>⇓</text:p>
      <text:p text:style-name="P1"/>
      <text:p text:style-name="P1"><text:tab/><draw:frame draw:style-name="fr2" draw:name="Object13" text:anchor-type="as-char" svg:width="3.2689in" svg:height="0.5591in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<text:tab/><draw:frame draw:style-name="fr2" draw:name="Object14" text:anchor-type="as-char" svg:width="1.9965in" svg:height="0.3807in" draw:z-index="5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/>
      <text:p text:style-name="P1">A posterion-feluppskattning:</text:p>
      <text:p text:style-name="P1"/>
      <text:p text:style-name="P1"><text:tab/><draw:frame draw:style-name="fr2" draw:name="Object15" text:anchor-type="as-char" svg:width="4.4846in" svg:height="0.3098in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<draw:frame draw:style-name="fr2" draw:name="Object16" text:anchor-type="as-char" svg:width="1.2783in" svg:height="0.9154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2"><text:tab/>Bevis:</text:p>
      <text:p text:style-name="P1"/>
      <text:p text:style-name="P1"><text:tab/><text:tab/><draw:frame draw:style-name="fr3" draw:name="Object17" text:anchor-type="as-char" svg:y="-0.2236in" svg:width="1.9535in" svg:height="0.4992in" draw:z-index="8"><draw:object xlink:href="./Object 17" xlink:type="simple" xlink:show="embed" xlink:actuate="onLoad"/><draw:image xlink:href="./ObjectReplacements/Object 17" xlink:type="simple" xlink:show="embed" xlink:actuate="onLoad"/></draw:frame><text:tab/>(3)</text:p>
      <text:p text:style-name="P1"/>
      <text:p text:style-name="P1"><text:tab/><text:tab/><draw:frame draw:style-name="fr2" draw:name="Object18" text:anchor-type="as-char" svg:width="1.1256in" svg:height="0.4992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tab/><text:tab/><draw:frame draw:style-name="fr3" draw:name="Object19" text:anchor-type="as-char" svg:y="-0.2575in" svg:width="2.5091in" svg:height="0.5256in" draw:z-index="10"><draw:object xlink:href="./Object 19" xlink:type="simple" xlink:show="embed" xlink:actuate="onLoad"/><draw:image xlink:href="./ObjectReplacements/Object 19" xlink:type="simple" xlink:show="embed" xlink:actuate="onLoad"/></draw:frame><text:tab/>(*)</text:p>
      <text:p text:style-name="P1"/>
      <text:p text:style-name="P1"><text:tab/><text:tab/><draw:frame draw:style-name="fr2" draw:name="Object20" text:anchor-type="as-char" svg:width="3.372in" svg:height="0.6028in" draw:z-index="11"><draw:object xlink:href="./Object 20" xlink:type="simple" xlink:show="embed" xlink:actuate="onLoad"/><draw:image xlink:href="./ObjectReplacements/Object 20" xlink:type="simple" xlink:show="embed" xlink:actuate="onLoad"/></draw:frame><text:tab/>(**)</text:p>
      <text:p text:style-name="P1"/>
      <text:p text:style-name="P1"/>
      <text:p text:style-name="P1"><draw:frame draw:style-name="fr1" draw:name="graphics2" text:anchor-type="paragraph" svg:x="1.0543in" svg:y="0in" svg:width="3.9583in" svg:height="1.389in" draw:z-index="29"><draw:image xlink:href="Pictures/200000860000274600000DC86693931E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nk ≤ t &lt; s ≤ (n+1)k</text:p>
      <text:p text:style-name="P1"/>
      <text:p text:style-name="P1"><text:tab/><text:tab/><draw:frame draw:style-name="fr2" draw:name="Object21" text:anchor-type="as-char" svg:width="3.4311in" svg:height="0.5256in" draw:z-index="1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text:tab/><text:tab/><draw:frame draw:style-name="fr2" draw:name="Object22" text:anchor-type="as-char" svg:width="4.7598in" svg:height="0.5264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1"><text:tab/><text:tab/><draw:frame draw:style-name="fr3" draw:name="Object23" text:anchor-type="as-char" svg:y="-0.2244in" svg:width="1.3016in" svg:height="0.5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∎</text:p>
      <text:p text:style-name="P1"/>
      <text:p text:style-name="P1"/>
      <text:p text:style-name="P1">Dual:</text:p>
      <text:p text:style-name="P1"/>
      <text:p text:style-name="P1"><text:tab/><draw:frame draw:style-name="fr2" draw:name="Object24" text:anchor-type="as-char" svg:width="1.7102in" svg:height="0.4618in" draw:z-index="15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text:tab/>Exakt lösning:</text:p>
      <text:p text:style-name="P1"/>
      <text:p text:style-name="P1"><text:tab/><text:tab/><draw:frame draw:style-name="fr2" draw:name="Object25" text:anchor-type="as-char" svg:width="1.772in" svg:height="0.2181in" draw:z-index="16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2">(Primal):</text:p>
      <text:p text:style-name="P1"/>
      <text:p text:style-name="P1"><text:tab/><draw:frame draw:style-name="fr2" draw:name="Object26" text:anchor-type="as-char" svg:width="1.3661in" svg:height="0.4673in" draw:z-index="17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Stabilitet hos (P) beror på A.</text:p>
      <text:p text:style-name="P1"/>
      <text:p text:style-name="P1"><text:tab/>1)<text:tab/>A &lt; 0:<text:tab/><draw:frame draw:style-name="fr3" draw:name="Object27" text:anchor-type="as-char" svg:y="-0.1937in" svg:width="1.5272in" svg:height="0.2311in" draw:z-index="18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text:tab/><text:tab/><text:tab/><text:tab/><draw:frame draw:style-name="fr2" draw:name="Object28" text:anchor-type="as-char" svg:width="1.4827in" svg:height="0.2217in" draw:z-index="1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><text:tab/>2)<text:tab/>A ≥ 0:<text:tab/><draw:frame draw:style-name="fr2" draw:name="Object29" text:anchor-type="as-char" svg:width="1.5508in" svg:height="0.2209in" draw:z-index="20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/>
      <text:p text:style-name="P1"><text:tab/><text:tab/>S<text:span text:style-name="T2">c</text:span> — beräkningsdel</text:p>
      <text:p text:style-name="P1"><text:tab/><text:tab/>S<text:span text:style-name="T2">d</text:span> — datafel</text:p>
      <text:p text:style-name="P1"/>
      <text:p text:style-name="P1"/>
      <text:p text:style-name="P1"/>
      <text:p text:style-name="P1"/>
      <text:p text:style-name="P1"/>
      <text:p text:style-name="P1">Generalisering</text:p>
      <text:p text:style-name="P1"/>
      <text:p text:style-name="P1">1.</text:p>
      <text:p text:style-name="P1"><text:tab/><draw:frame draw:style-name="fr2" draw:name="Object30" text:anchor-type="as-char" svg:width="2.0535in" svg:height="0.5016in" draw:z-index="21"><draw:object xlink:href="./Object 30" xlink:type="simple" xlink:show="embed" xlink:actuate="onLoad"/><draw:image xlink:href="./ObjectReplacements/Object 30" xlink:type="simple" xlink:show="embed" xlink:actuate="onLoad"/></draw:frame>,<text:tab/><draw:frame draw:style-name="fr2" draw:name="Object31" text:anchor-type="as-char" svg:width="1.0563in" svg:height="0.9701in" draw:z-index="22"><draw:object xlink:href="./Object 31" xlink:type="simple" xlink:show="embed" xlink:actuate="onLoad"/><draw:image xlink:href="./ObjectReplacements/Object 31" xlink:type="simple" xlink:show="embed" xlink:actuate="onLoad"/></draw:frame>,<text:tab/><draw:frame draw:style-name="fr2" draw:name="Object32" text:anchor-type="as-char" svg:width="1.0366in" svg:height="0.9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><text:tab/>A — m×m-matris</text:p>
      <text:p text:style-name="P1"><text:tab/><text:tab/><text:tab/><text:tab/><text:tab/><text:tab/>(Modul 4 <text:span text:style-name="T4">och </text:span>5)</text:p>
      <text:p text:style-name="P1"/>
      <text:p text:style-name="P1"><draw:frame draw:style-name="fr1" draw:name="graphics3" text:anchor-type="paragraph" svg:x="3.5402in" svg:y="0.0126in" svg:width="3.1945in" svg:height="3.1945in" draw:z-index="30"><draw:image xlink:href="Pictures/2000004300001FB200001FB2D18EC01F.svm" xlink:type="simple" xlink:show="embed" xlink:actuate="onLoad"/></draw:frame></text:p>
      <text:p text:style-name="P1">2.<text:tab/>Partiella differentialekationer (PDE):</text:p>
      <text:p text:style-name="P1"/>
      <text:p text:style-name="P1"><text:tab/>Hitta<draw:frame draw:style-name="fr2" draw:name="Object33" text:anchor-type="as-char" svg:width="0.689in" svg:height="0.198in" draw:z-index="24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text:tab/><text:tab/><draw:frame draw:style-name="fr2" draw:name="Object34" text:anchor-type="as-char" svg:width="2.1866in" svg:height="0.7236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>(Modul 6)</text:p>
      <text:p text:style-name="P1"/>
      <text:p text:style-name="P1"><text:tab/><draw:frame draw:style-name="fr2" draw:name="Object35" text:anchor-type="as-char" svg:width="0.7362in" svg:height="0.193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<text:tab/><draw:frame draw:style-name="fr2" draw:name="Object36" text:anchor-type="as-char" svg:width="1.3929in" svg:height="0.1937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2">Dual problem:</text:p>
      <text:p text:style-name="P1"/>
      <text:p text:style-name="P1"><text:tab/><draw:frame draw:style-name="fr2" draw:name="Object37" text:anchor-type="as-char" svg:width="2.6402in" svg:height="0.4835in" draw:z-index="62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/>
      <text:p text:style-name="P1">Exempel:<text:tab/>Mass-fjäder-system:</text:p>
      <text:p text:style-name="P1"><draw:frame draw:style-name="fr1" draw:name="graphics4" text:anchor-type="paragraph" svg:x="0.6028in" svg:y="0.1701in" svg:width="1.9445in" svg:height="1.8055in" draw:z-index="31"><draw:image xlink:href="Pictures/200000730000134B000011EACD64F3CE.svm" xlink:type="simple" xlink:show="embed" xlink:actuate="onLoad"/></draw:frame></text:p>
      <text:p text:style-name="P1"><text:tab/>Koordinater:<text:tab/>x<text:span text:style-name="T1">1</text:span> (M<text:span text:style-name="T2">1</text:span>)</text:p>
      <text:p text:style-name="P1"><text:tab/><text:tab/><text:tab/><text:tab/>x<text:span text:style-name="T1">2</text:span> (M<text:span text:style-name="T2">2</text:span>)</text:p>
      <text:p text:style-name="P1"/>
      <text:p text:style-name="P1"/>
      <text:p text:style-name="P1"><text:tab/>Hastigheter:<text:tab/>v<text:span text:style-name="T1">1</text:span> (M<text:span text:style-name="T2">1</text:span>)</text:p>
      <text:p text:style-name="P1"><text:tab/><text:tab/><text:tab/><text:tab/>v<text:span text:style-name="T1">2</text:span> (M<text:span text:style-name="T2">2</text:span>)</text:p>
      <text:p text:style-name="P1"/>
      <text:p text:style-name="P1"/>
      <text:p text:style-name="P1"/>
      <text:p text:style-name="P1"/>
      <text:p text:style-name="P1"/>
      <text:p text:style-name="P1"><text:tab/>Kraft på M<text:span text:style-name="T2">1</text:span> från M<text:span text:style-name="T2">2</text:span>:</text:p>
      <text:p text:style-name="P1"/>
      <text:p text:style-name="P1"><text:tab/><text:tab/><draw:frame draw:style-name="fr2" draw:name="Object38" text:anchor-type="as-char" svg:width="3.0957in" svg:height="0.7819in" draw:z-index="63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<text:tab/>M<text:span text:style-name="T2">2</text:span> från M<text:span text:style-name="T2">1</text:span>:</text:p>
      <text:p text:style-name="P1"/>
      <text:p text:style-name="P1"><text:tab/><text:tab/>F<text:span text:style-name="T2">2,1</text:span> = −F<text:span text:style-name="T2">1,2</text:span><text:tab/><text:tab/>(Newtons 3:e lag)</text:p>
      <text:p text:style-name="P1"/>
      <text:p text:style-name="P1"><text:tab/></text:p>
      <text:p text:style-name="P1"><text:tab/>Rörelseekvationer:</text:p>
      <text:p text:style-name="P1"/>
      <text:p text:style-name="P1"><text:tab/><text:tab/><draw:frame draw:style-name="fr2" draw:name="Object39" text:anchor-type="as-char" svg:width="1.6236in" svg:height="0.7583in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2"><draw:frame draw:style-name="fr1" draw:name="graphics5" text:anchor-type="paragraph" svg:x="0.0335in" svg:y="0.0484in" svg:width="3.75in" svg:height="2.222in" draw:z-index="32"><draw:image xlink:href="Pictures/20000187000025350000160C8DAA8535.svm" xlink:type="simple" xlink:show="embed" xlink:actuate="onLoad"/></draw:frame></text:p>
      <text:p text:style-name="P1"><text:tab/><text:tab/>På varje massa M<text:span text:style-name="T2">i</text:span>, i ≠ 1, m</text:p>
      <text:p text:style-name="P1"><text:tab/><text:tab/>agerar 2 fjäderkrafte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ct40" text:anchor-type="as-char" svg:width="2.1346in" svg:height="0.5465in" draw:z-index="54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/>
      <text:p text:style-name="P1">Rörelseekvation för M<text:span text:style-name="T2">i</text:span>:</text:p>
      <text:p text:style-name="P1"/>
      <text:p text:style-name="P1"><text:tab/><draw:frame draw:style-name="fr2" draw:name="Object41" text:anchor-type="as-char" svg:width="0.5846in" svg:height="0.2154in" draw:z-index="55"><draw:object xlink:href="./Object 41" xlink:type="simple" xlink:show="embed" xlink:actuate="onLoad"/><draw:image xlink:href="./ObjectReplacements/Object 41" xlink:type="simple" xlink:show="embed" xlink:actuate="onLoad"/></draw:frame></text:p>
      <text:p text:style-name="P1"><text:tab/><draw:frame draw:style-name="fr2" draw:name="Object42" text:anchor-type="as-char" svg:width="4.1717in" svg:height="0.7508in" draw:z-index="56"><draw:object xlink:href="./Object 42" xlink:type="simple" xlink:show="embed" xlink:actuate="onLoad"/><draw:image xlink:href="./ObjectReplacements/Object 42" xlink:type="simple" xlink:show="embed" xlink:actuate="onLoad"/></draw:frame></text:p>
      <text:p text:style-name="P1"/>
      <text:p text:style-name="P1"/>
      <text:p text:style-name="P1">Antag <text:s/>E= 1, <text:s/>M<text:span text:style-name="T2">i</text:span> = 1, <text:s/>L<text:span text:style-name="T2">i,j</text:span> = 0</text:p>
      <text:p text:style-name="P1"/>
      <text:p text:style-name="P1"><text:tab/>⇘</text:p>
      <text:p text:style-name="P1"/>
      <text:p text:style-name="P1"><text:tab/><text:tab/><draw:frame draw:style-name="fr2" draw:name="Object43" text:anchor-type="as-char" svg:width="2.55in" svg:height="0.4398in" draw:z-index="57"><draw:object xlink:href="./Object 43" xlink:type="simple" xlink:show="embed" xlink:actuate="onLoad"/><draw:image xlink:href="./ObjectReplacements/Object 43" xlink:type="simple" xlink:show="embed" xlink:actuate="onLoad"/></draw:frame></text:p>
      <text:p text:style-name="P1"/>
      <text:p text:style-name="P1"/>
      <text:p text:style-name="P1"><draw:frame draw:style-name="fr2" draw:name="Object44" text:anchor-type="as-char" svg:width="4.6508in" svg:height="0.4673in" draw:z-index="58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><draw:frame text:anchor-type="paragraph" draw:z-index="47" draw:style-name="gr3" draw:text-style-name="P5" svg:width="0.2894in" svg:height="0.4657in" svg:x="3.1181in" svg:y="1.5528in"><draw:text-box><text:p><text:span text:style-name="T6">0</text:span></text:p></draw:text-box></draw:frame><draw:frame text:anchor-type="paragraph" draw:z-index="46" draw:style-name="gr3" draw:text-style-name="P5" svg:width="0.2894in" svg:height="0.4657in" svg:x="4.3689in" svg:y="0.9209in"><draw:text-box><text:p><text:span text:style-name="T6">0</text:span></text:p></draw:text-box></draw:frame><draw:frame text:anchor-type="paragraph" draw:z-index="45" draw:style-name="gr3" draw:text-style-name="P5" svg:width="0.2894in" svg:height="0.4657in" svg:x="5.239in" svg:y="0.6028in"><draw:text-box><text:p><text:span text:style-name="T6">0</text:span></text:p></draw:text-box></draw:frame><draw:frame text:anchor-type="paragraph" draw:z-index="44" draw:style-name="gr3" draw:text-style-name="P5" svg:width="0.2894in" svg:height="0.4657in" svg:x="5.7598in" svg:y="0.1252in"><draw:text-box><text:p><text:span text:style-name="T6">0</text:span></text:p></draw:text-box></draw:frame><draw:frame text:anchor-type="paragraph" draw:z-index="43" draw:style-name="gr3" draw:text-style-name="P4" svg:width="0.2894in" svg:height="0.4657in" svg:x="5.461in" svg:y="1.198in"><draw:text-box><text:p><text:span text:style-name="T5">0</text:span></text:p></draw:text-box></draw:frame><draw:frame text:anchor-type="paragraph" draw:z-index="42" draw:style-name="gr3" draw:text-style-name="P4" svg:width="0.2894in" svg:height="0.4657in" svg:x="3.6409in" svg:y="0.2299in"><draw:text-box><text:p><text:span text:style-name="T5">0</text:span></text:p></draw:text-box></draw:frame><draw:line text:anchor-type="paragraph" draw:z-index="41" draw:style-name="gr2" draw:text-style-name="P3" svg:x1="6.0917in" svg:y1="0.9209in" svg:x2="2.5744in" svg:y2="0.9209in"><text:p/></draw:line><draw:custom-shape text:anchor-type="paragraph" draw:z-index="40" draw:style-name="gr1" draw:text-style-name="P3" svg:width="0.0748in" svg:height="1.8335in" svg:x="6.0484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9" draw:style-name="gr1" draw:text-style-name="P3" svg:width="0.0732in" svg:height="1.8295in" svg:x="2.5417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8" draw:style-name="gr1" draw:text-style-name="P3" svg:width="0.0748in" svg:height="1.835in" svg:x="6.5047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7" draw:style-name="gr1" draw:text-style-name="P3" svg:width="0.0732in" svg:height="1.8295in" svg:x="6.2043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6" draw:style-name="gr1" draw:text-style-name="P3" svg:width="0.0748in" svg:height="1.8358in" svg:x="2.2071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5" draw:style-name="gr1" draw:text-style-name="P3" svg:width="0.0732in" svg:height="1.8358in" svg:x="1.2055in" svg:y="0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4" draw:style-name="gr1" draw:text-style-name="P3" svg:width="0.0748in" svg:height="1.8358in" svg:x="0.8362in" svg:y="0in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3" draw:style-name="gr1" draw:text-style-name="P3" svg:width="0.0732in" svg:height="1.8315in" svg:x="0.5291in" svg:y="0.0043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fr3" draw:name="Object45" text:anchor-type="as-char" svg:y="-0.8555in" svg:width="6.4654in" svg:height="1.8339in" draw:z-index="59"><draw:object xlink:href="./Object 45" xlink:type="simple" xlink:show="embed" xlink:actuate="onLoad"/><draw:image xlink:href="./ObjectReplacements/Object 45" xlink:type="simple" xlink:show="embed" xlink:actuate="onLoad"/></draw:frame></text:p>
      <text:p text:style-name="P1"/>
      <text:p text:style-name="P1"><text:tab/><text:tab/>(Dett<text:span text:style-name="T3">a</text:span> är skumt, men vi kommer gå i på det senare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H49M19S</meta:editing-duration>
    <meta:editing-cycles>130</meta:editing-cycles>
    <meta:generator>OpenOffice.org/3.2$Linux OpenOffice.org_project/320m19$Build-9505</meta:generator>
    <dc:date>2010-12-16T14:02:58</dc:date>
    <dc:creator>Mattias </dc:creator>
    <meta:document-statistic meta:table-count="0" meta:image-count="5" meta:object-count="45" meta:page-count="6" meta:paragraph-count="90" meta:word-count="186" meta:character-count="11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i>Au</mi>
              </mrow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F</mi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 (t) + Au(t) = F(t), ~~ t &gt; 0} # alignl{u(0) = u^0}} right none</annotation>
  </semantics>
</math>
</file>

<file path=Object 10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R</mi>
      <mrow>
        <mo stretchy="false">(</mo>
        <mi mathvariant="normal">U</mi>
        <mo stretchy="false">)</mo>
      </mrow>
      <mi/>
      <mrow>
        <mi>dt</mi>
        <mi mathvariant="normal">=</mi>
        <mn>0</mn>
      </mrow>
    </mrow>
    <annotation encoding="StarMath 5.0">{size *1.25 int from I_{size *1.25 n} ""} R(U)`dt = 0</annotation>
  </semantics>
</math>
</file>

<file path=Object 11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R</mi>
      <mrow>
        <mo stretchy="false">(</mo>
        <mi mathvariant="normal">U</mi>
        <mo stretchy="false">)</mo>
      </mrow>
      <mover accent="true">
        <mi mathvariant="normal">φ</mi>
        <mo stretchy="false">ˉ</mo>
      </mover>
      <mi/>
      <mrow>
        <mi>dt</mi>
        <mi mathvariant="normal">=</mi>
        <mn>0</mn>
      </mrow>
      <mi/>
      <mi mathvariant="normal">⇒</mi>
      <mi/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i mathvariant="normal">R</mi>
      <mrow>
        <mo stretchy="false">(</mo>
        <mi mathvariant="normal">U</mi>
        <mo stretchy="false">)</mo>
      </mrow>
      <mover accent="true">
        <mi mathvariant="normal">φ</mi>
        <mo stretchy="false">ˉ</mo>
      </mover>
      <mi/>
      <mrow>
        <mi>dt</mi>
        <mi mathvariant="normal">=</mi>
        <mn>0</mn>
      </mrow>
    </mrow>
    <annotation encoding="StarMath 5.0">{size *1.25 int from I_{size *1.25 n} ""} R(U) bar φ `dt = 0 ~drarrow~ {size *1.25 int from 0 to T ""} R(U) bar φ `dt = 0</annotation>
  </semantics>
</math>
</file>

<file path=Object 12/content.xml><?xml version="1.0" encoding="utf-8"?>
<math xmlns="http://www.w3.org/1998/Math/MathML">
  <semantics>
    <mrow>
      <mfenced open="∣" close="∣">
        <mrow>
          <mi mathvariant="normal">e</mi>
          <mrow>
            <mo stretchy="false">(</mo>
            <mi mathvariant="normal">T</mi>
            <mo stretchy="false">)</mo>
          </mrow>
        </mrow>
      </mfenced>
      <mrow>
        <mi/>
        <mi mathvariant="normal">=</mi>
        <mrow>
          <mi/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row>
        <mo stretchy="false">(</mo>
        <mrow>
          <mi mathvariant="normal">φ</mi>
          <mi mathvariant="normal">−</mi>
          <mover accent="true">
            <mi mathvariant="normal">φ</mi>
            <mo stretchy="false">ˉ</mo>
          </mover>
        </mrow>
        <mo stretchy="false">)</mo>
      </mrow>
      <mi/>
      <mi>dt</mi>
      <mrow>
        <mi/>
        <mo stretchy="false">+</mo>
        <mi/>
      </mrow>
      <mi mathvariant="normal">e</mi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abs{e(T)} ~=~ -{size *1.25 int from 0 to T ""} R(U)(φ - bar φ)`dt ~+~ e(0)φ(0)</annotation>
  </semantics>
</math>
</file>

<file path=Object 13/content.xml><?xml version="1.0" encoding="utf-8"?>
<math xmlns="http://www.w3.org/1998/Math/MathML">
  <semantics>
    <mrow>
      <mfenced open="∣" close="∣">
        <mrow>
          <mi mathvariant="normal">e</mi>
          <mrow>
            <mo stretchy="false">(</mo>
            <mi mathvariant="normal">T</mi>
            <mo stretchy="false">)</mo>
          </mrow>
        </mrow>
      </mfenced>
      <mrow>
        <mi/>
        <mi mathvariant="normal">≤</mi>
        <mi/>
      </mrow>
      <mrow>
        <munderover>
          <mi mathvariant="normal">∑</mi>
          <mrow>
            <mi mathvariant="normal">n</mi>
            <mi mathvariant="normal">=</mi>
            <mn>0</mn>
          </mrow>
          <mrow>
            <mi mathvariant="normal">N</mi>
            <mi mathvariant="normal">−</mi>
            <mn>1</mn>
          </mrow>
        </munderover>
        <msub>
          <mi mathvariant="normal">R</mi>
          <mi mathvariant="normal">n</mi>
        </msub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o stretchy="false">+</mo>
        <mi/>
      </mrow>
      <mrow>
        <mfenced open="∣" close="∣">
          <mrow>
            <mi mathvariant="normal">e</mi>
            <mrow>
              <mo stretchy="false">(</mo>
              <mn>0</mn>
              <mo stretchy="false">)</mo>
            </mrow>
          </mrow>
        </mfenced>
        <mi mathvariant="normal">⋅</mi>
        <mfenced open="∣" close="∣">
          <mrow>
            <mi mathvariant="normal">φ</mi>
            <mrow>
              <mo stretchy="false">(</mo>
              <mn>0</mn>
              <mo stretchy="false">)</mo>
            </mrow>
          </mrow>
        </mfenced>
      </mrow>
    </mrow>
    <annotation encoding="StarMath 5.0">abs{e(T)} ~&lt;=~ sum from {n = 0} to {N - 1} R_n {size *1.25 int from I_{size *1.25 n} ""} abs{φ - bar φ}`dt ~+~ abs{e(0)} cdot abs{φ(0)}</annotation>
  </semantics>
</math>
</file>

<file path=Object 14/content.xml><?xml version="1.0" encoding="utf-8"?>
<math xmlns="http://www.w3.org/1998/Math/MathML">
  <semantics>
    <mrow>
      <msub>
        <mi mathvariant="normal">R</mi>
        <mi mathvariant="normal">n</mi>
      </msub>
      <mrow>
        <mo stretchy="false">(</mo>
        <mi mathvariant="normal">U</mi>
        <mo stretchy="false">)</mo>
      </mrow>
      <mi/>
      <mi mathvariant="normal">≜</mi>
      <mi/>
      <munder>
        <mi>max</mi>
        <mstyle mathsize="125%">
          <mrow>
            <mrow>
              <mi mathvariant="normal">t</mi>
              <mi mathvariant="normal">∈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row>
          </mrow>
        </mstyle>
      </munder>
      <mi/>
      <mfenced open="∣" close="∣">
        <mrow>
          <mi/>
          <mi mathvariant="normal">R</mi>
          <mrow>
            <mo stretchy="false">(</mo>
            <mrow>
              <mi mathvariant="normal">U</mi>
              <mrow>
                <mo stretchy="false">(</mo>
                <mi mathvariant="normal">t</mi>
                <mo stretchy="false">)</mo>
              </mrow>
            </mrow>
            <mo stretchy="false">)</mo>
          </mrow>
          <mi/>
        </mrow>
      </mfenced>
    </mrow>
    <annotation encoding="StarMath 5.0">R_n (U) ~≜~ max csub {size *1.25 {t ∈ I_{size *1.25 n}}} ``abs{`R(U(t))`}</annotation>
  </semantics>
</math>
</file>

<file path=Object 15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i mathvariant="normal">U</mi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sub>
        <mi mathvariant="normal">S</mi>
        <mi mathvariant="normal">c</mi>
      </msub>
      <mrow>
        <mo stretchy="false">(</mo>
        <mi mathvariant="normal">t</mi>
        <mo stretchy="false">)</mo>
      </mrow>
      <mi/>
      <munder>
        <mi>max</mi>
        <mi mathvariant="normal">n</mi>
      </munder>
      <mi/>
      <msub>
        <mi>kR</mi>
        <mi mathvariant="normal">n</mi>
      </msub>
      <mrow>
        <mo stretchy="false">(</mo>
        <mi mathvariant="normal">U</mi>
        <mo stretchy="false">)</mo>
      </mrow>
      <mrow>
        <mi/>
        <mo stretchy="false">+</mo>
        <mi/>
      </mrow>
      <msub>
        <mi mathvariant="normal">S</mi>
        <mi mathvariant="normal">d</mi>
      </msub>
      <mrow>
        <mo stretchy="false">(</mo>
        <mi mathvariant="normal">t</mi>
        <mo stretchy="false">)</mo>
      </mrow>
      <mi/>
      <mfenced open="∣" close="∣">
        <mrow>
          <mi/>
          <mi mathvariant="normal">u</mi>
          <mrow>
            <mrow>
              <mo stretchy="false">(</mo>
              <mn>0</mn>
              <mo stretchy="false">)</mo>
            </mrow>
            <mi mathvariant="normal">−</mi>
            <mi mathvariant="normal">U</mi>
          </mrow>
          <mrow>
            <mo stretchy="false">(</mo>
            <mn>0</mn>
            <mo stretchy="false">)</mo>
          </mrow>
          <mi/>
        </mrow>
      </mfenced>
    </mrow>
    <annotation encoding="StarMath 5.0">abs{``u(T) - U(T)``} ~ &lt;= ~ S_c (t) `{max csub n}` kR_n(U) ~+~ S_d (t) `abs{`u(0) - U(0)`}</annotation>
  </semantics>
</math>
</file>

<file path=Object 16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S</mi>
                <mi mathvariant="normal">d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fenced open="∣" close="∣">
                  <mrow>
                    <mi mathvariant="normal">φ</mi>
                    <mrow>
                      <mo stretchy="false">(</mo>
                      <mn>0</mn>
                      <mo stretchy="false">)</mo>
                    </mrow>
                  </mrow>
                </mfenced>
              </mrow>
            </mrow>
          </mtd>
        </mtr>
        <mtr>
          <mtd>
            <mrow>
              <msub>
                <mi mathvariant="normal">S</mi>
                <mi mathvariant="normal">c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style mathsize="125%">
                  <mrow>
                    <mrow>
                      <munderover>
                        <mi mathvariant="normal">∫</mi>
                        <mn>0</mn>
                        <mi mathvariant="normal">T</mi>
                      </munderover>
                      <mtext/>
                    </mrow>
                  </mrow>
                </mstyle>
              </mrow>
              <mfenced open="∣" close="∣">
                <mover accent="true">
                  <mi mathvariant="normal">φ</mi>
                  <mi mathvariant="normal">˙</mi>
                </mover>
              </mfenced>
              <mi/>
              <mi>dt</mi>
            </mrow>
          </mtd>
        </mtr>
      </mtable>
    </mrow>
    <annotation encoding="StarMath 5.0">left lbrace stack{alignl{S_d (T) = abs {φ(0)}} # alignl{S_c (T) = {size *1.25 int from 0 to T ""} abs{dot φ}`dt}} right none</annotation>
  </semantics>
</math>
</file>

<file path=Object 17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i mathvariant="normal">≤</mi>
        <mi/>
      </mrow>
      <mi mathvariant="normal">k</mi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over accent="true">
          <mi mathvariant="normal">φ</mi>
          <mi mathvariant="normal">˙</mi>
        </mover>
      </mfenced>
      <mi/>
      <mi>dt</mi>
    </mrow>
    <annotation encoding="StarMath 5.0">{size *1.25 int from I_{size *1.25 n} ""} abs{φ - bar φ}`dt ~&lt;=~ k{size *1.25 int from I_{size *1.25 n} ""}abs{dot φ}`dt</annotation>
  </semantics>
</math>
</file>

<file path=Object 18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i/>
      <mi mathvariant="normal">?</mi>
    </mrow>
    <annotation encoding="StarMath 5.0">{size *1.25 int from I_{size *1.25 n} ""} abs{φ - bar φ}`dt~?</annotation>
  </semantics>
</math>
</file>

<file path=Object 19/content.xml><?xml version="1.0" encoding="utf-8"?>
<math xmlns="http://www.w3.org/1998/Math/MathML">
  <semantics>
    <mrow>
      <mi mathvariant="normal">φ</mi>
      <mrow>
        <mrow>
          <mo stretchy="false">(</mo>
          <mi mathvariant="normal">t</mi>
          <mo stretchy="false">)</mo>
        </mrow>
        <mi mathvariant="normal">−</mi>
        <mover accent="true">
          <mi mathvariant="normal">φ</mi>
          <mo stretchy="false">ˉ</mo>
        </mover>
      </mrow>
      <mi mathvariant="normal">t</mi>
      <mrow>
        <mi/>
        <mi mathvariant="normal">=</mi>
        <mi/>
      </mrow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" close="">
        <mrow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</mrow>
      </mfenced>
      <mi/>
      <mi>ds</mi>
    </mrow>
    <annotation encoding="StarMath 5.0">φ(t) - bar φ{t} ~=~ 1 over k {size *1.25 int from I_{size *1.25 n} ""} left ( φ(t) - φ(s) right ) `ds</annotation>
  </semantics>
</math>
</file>

<file path=Object 2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o stretchy="false">+</mo>
        <mfrac>
          <mi mathvariant="normal">k</mi>
          <mn>2</mn>
        </mfrac>
      </mrow>
      <mrow>
        <mfenced open="" close="">
          <mrow>
            <msup>
              <mi>AU</mi>
              <mrow>
                <mi mathvariant="normal">n</mi>
                <mo stretchy="false">+</mo>
                <mn>1</mn>
              </mrow>
            </msup>
            <mo stretchy="false">+</mo>
            <msup>
              <mi>AU</mi>
              <mi mathvariant="normal">n</mi>
            </msup>
          </mrow>
        </mfenced>
        <mi mathvariant="normal">=</mi>
        <mrow>
          <msup>
            <mi mathvariant="normal">U</mi>
            <mi mathvariant="normal">n</mi>
          </msup>
          <mo stretchy="false">+</mo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</mrow>
      </mrow>
      <mi mathvariant="normal">F</mi>
      <mrow>
        <mo stretchy="false">(</mo>
        <mi mathvariant="normal">t</mi>
        <mo stretchy="false">)</mo>
      </mrow>
      <mi/>
      <mi>dt</mi>
      <mi mathvariant="normal">,</mi>
      <mi/>
      <mrow>
        <mi mathvariant="normal">n</mi>
        <mi mathvariant="normal">=</mi>
        <mn>1,</mn>
      </mrow>
      <mi/>
      <mn>2,</mn>
      <mi/>
      <mn>...</mn>
    </mrow>
    <annotation encoding="StarMath 5.0">U^{n+1} + k over 2 left ( AU^{n+1} + AU^n right ) = U^n + {size *1.25 int from I_{size *1.25 n} ""} F(t)`dt, ~~ n = 1,`2,`...</annotation>
  </semantics>
</math>
</file>

<file path=Object 20/content.xml><?xml version="1.0" encoding="utf-8"?>
<math xmlns="http://www.w3.org/1998/Math/MathML">
  <semantics>
    <mrow>
      <mfenced open="∣" close="∣">
        <mrow>
          <mi/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  <mi/>
        </mrow>
      </mfenced>
      <mrow>
        <mi/>
        <mi mathvariant="normal">=</mi>
        <mi/>
      </mrow>
      <mfenced open="∣" close="∣">
        <mrow>
          <mstyle mathsize="125%">
            <mrow>
              <mrow>
                <munderover>
                  <mi mathvariant="normal">∫</mi>
                  <mi mathvariant="normal">s</mi>
                  <mi mathvariant="normal">t</mi>
                </munderover>
                <mtext/>
              </mrow>
            </mrow>
          </mstyle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  <mi/>
          <mi>dσ</mi>
        </mrow>
      </mfenced>
      <mrow>
        <mi/>
        <mi mathvariant="normal">≥</mi>
        <mi/>
      </mrow>
      <mstyle mathsize="125%">
        <mrow>
          <mrow>
            <munderover>
              <mi mathvariant="normal">∫</mi>
              <mi mathvariant="normal">s</mi>
              <mi mathvariant="normal">t</mi>
            </munderov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  <mi/>
          <mi>dσ</mi>
        </mrow>
      </mfenced>
    </mrow>
    <annotation encoding="StarMath 5.0">abs{`φ(t) - φ(s)`} ~=~ abs{{size *1.25 int from s to t ""} dot φ(σ)`dσ} ~&gt;=~ {size *1.25 int from s to t ""} abs{dot φ(σ)`dσ}</annotation>
  </semantics>
</math>
</file>

<file path=Object 21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 mathvariant="normal">φ</mi>
          <mi mathvariant="normal">−</mi>
          <mover accent="true">
            <mi mathvariant="normal">φ</mi>
            <mo stretchy="false">ˉ</mo>
          </mover>
        </mrow>
      </mfenced>
      <mi/>
      <mi>dt</mi>
      <mrow>
        <mi/>
        <munder>
          <mi mathvariant="normal">=</mi>
          <mtext>(*)</mtext>
        </munder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frac>
            <mn>1</mn>
            <mi mathvariant="normal">k</mi>
          </mfrac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  <mfenced open="" close=""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i mathvariant="normal">φ</mi>
              </mrow>
              <mrow>
                <mo stretchy="false">(</mo>
                <mi mathvariant="normal">s</mi>
                <mo stretchy="false">)</mo>
              </mrow>
            </mrow>
          </mfenced>
          <mi/>
          <mi>ds</mi>
        </mrow>
      </mfenced>
      <mi/>
      <mi>dt</mi>
      <mrow>
        <mi/>
        <mi mathvariant="normal">≤</mi>
        <mtext/>
      </mrow>
    </mrow>
    <annotation encoding="StarMath 5.0">{size *1.25 int from I_{size *1.25 n} ""} abs{φ - bar φ} `dt ~ = csub "(*)" ~ {size *1.25 int from I_{size *1.25 n} ""} abs{1 over k {size *1.25 int from I_{size *1.25 n} ""} left ( φ(t) - φ(s) right ) `ds} `dt ~ &lt;= ""</annotation>
  </semantics>
</math>
</file>

<file path=Object 22/content.xml><?xml version="1.0" encoding="utf-8"?>
<math xmlns="http://www.w3.org/1998/Math/MathML">
  <semantics>
    <mrow>
      <mrow>
        <mtext/>
        <mi mathvariant="normal">≤</mi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i/>
          <mi mathvariant="normal">φ</mi>
          <mrow>
            <mrow>
              <mo stretchy="false">(</mo>
              <mi mathvariant="normal">t</mi>
              <mo stretchy="false">)</mo>
            </mrow>
            <mi mathvariant="normal">−</mi>
            <mi mathvariant="normal">φ</mi>
          </mrow>
          <mrow>
            <mo stretchy="false">(</mo>
            <mi mathvariant="normal">s</mi>
            <mo stretchy="false">)</mo>
          </mrow>
          <mi/>
        </mrow>
      </mfenced>
      <mi/>
      <mi>ds</mi>
      <mi/>
      <mi>dt</mi>
      <mrow>
        <mi/>
        <munder>
          <mi mathvariant="normal">≤</mi>
          <mtext>(**)</mtext>
        </munder>
        <mi/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rac>
        <mn>1</mn>
        <mi mathvariant="normal">k</mi>
      </mfrac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</mrow>
      </mfenced>
      <mi/>
      <mi>dσ</mi>
      <mi/>
      <mi>ds</mi>
      <mi/>
      <mi>dt</mi>
      <mrow>
        <mi/>
        <mi mathvariant="normal">=</mi>
        <mtext/>
      </mrow>
    </mrow>
    <annotation encoding="StarMath 5.0">"" &lt;= ~ {size *1.25 int from I_{size *1.25 n} ""} 1 over k {size *1.25 int from I_{size *1.25 n} ""} abs{`φ(t) - φ(s)`} `ds `dt ~&lt;= csub "(**)"~ {size *1.25 int from I_{size *1.25 n} ""} 1 over k {size *1.25 int from I_{size *1.25 n} ""} {size *1.25 int from I_{size *1.25 n} ""} abs{dot φ (σ)} `dσ `ds `dt ~ = ""</annotation>
  </semantics>
</math>
</file>

<file path=Object 23/content.xml><?xml version="1.0" encoding="utf-8"?>
<math xmlns="http://www.w3.org/1998/Math/MathML">
  <semantics>
    <mrow>
      <mrow>
        <mtext/>
        <mi mathvariant="normal">=</mi>
        <mi/>
      </mrow>
      <mi mathvariant="normal">k</mi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∣" close="∣">
        <mrow>
          <mover accent="true">
            <mi mathvariant="normal">φ</mi>
            <mi mathvariant="normal">˙</mi>
          </mover>
          <mrow>
            <mo stretchy="false">(</mo>
            <mi mathvariant="normal">σ</mi>
            <mo stretchy="false">)</mo>
          </mrow>
        </mrow>
      </mfenced>
      <mi/>
      <mi>dσ</mi>
    </mrow>
    <annotation encoding="StarMath 5.0">"" =~ k {size *1.25 int from I_{size *1.25 n} ""} abs{dot φ (σ)} `dσ</annotation>
  </semantics>
</math>
</file>

<file path=Object 2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 mathvariant="normal">−</mi>
                  <mover accent="true">
                    <mi mathvariant="normal">φ</mi>
                    <mi mathvariant="normal">˙</mi>
                  </mover>
                </mrow>
                <mo stretchy="false">+</mo>
                <mi>Aφ</mi>
              </mrow>
              <mi mathvariant="normal">=</mi>
              <mn>0</mn>
            </mrow>
          </mtd>
        </mtr>
        <mtr>
          <mtd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=</mi>
                <mi>sgn</mi>
              </mrow>
              <mrow>
                <mfenced open="" close="">
                  <mrow>
                    <mi mathvariant="normal">e</mi>
                    <mrow>
                      <mo stretchy="false">(</mo>
                      <mi mathvariant="normal">t</mi>
                      <mo stretchy="false">)</mo>
                    </mrow>
                  </mrow>
                </mfenced>
                <mi mathvariant="normal">=</mi>
                <mrow>
                  <mi mathvariant="normal">±</mi>
                  <mn>1</mn>
                </mrow>
              </mrow>
            </mrow>
          </mtd>
        </mtr>
      </mtable>
    </mrow>
    <annotation encoding="StarMath 5.0">left lbrace stack{alignl{- dot φ + Aφ = 0} # alignl{φ(T) = sgn left ( e(t) right ) = +-1}} right none</annotation>
  </semantics>
</math>
</file>

<file path=Object 25/content.xml><?xml version="1.0" encoding="utf-8"?>
<math xmlns="http://www.w3.org/1998/Math/MathML">
  <semantics>
    <mrow>
      <mi mathvariant="normal">φ</mi>
      <mrow>
        <mrow>
          <mo stretchy="false">(</mo>
          <mi mathvariant="normal">t</mi>
          <mo stretchy="false">)</mo>
        </mrow>
        <mi mathvariant="normal">=</mi>
        <mrow>
          <mi mathvariant="normal">±</mi>
          <mi>exp</mi>
        </mrow>
      </mrow>
      <mfenced open="" close="">
        <mrow>
          <mrow>
            <mi mathvariant="normal">−</mi>
            <mi mathvariant="normal">A</mi>
          </mrow>
          <mrow>
            <mo stretchy="false">(</mo>
            <mrow>
              <mi mathvariant="normal">T</mi>
              <mi mathvariant="normal">−</mi>
              <mi mathvariant="normal">t</mi>
            </mrow>
            <mo stretchy="false">)</mo>
          </mrow>
        </mrow>
      </mfenced>
    </mrow>
    <annotation encoding="StarMath 5.0">φ(t) = +- exp left ( -A(T - t) right )</annotation>
  </semantics>
</math>
</file>

<file path=Object 26/content.xml><?xml version="1.0" encoding="utf-8"?>
<math xmlns="http://www.w3.org/1998/Math/MathML">
  <semantics>
    <mrow>
      <mtext>(P)</mtext>
      <mi/>
      <mrow>
        <mi stretchy="true" mathvariant="normal">{</mi>
        <mrow>
          <mi/>
          <mtable>
            <mtr>
              <mtd>
                <mrow>
                  <mrow>
                    <mrow>
                      <mover accent="true">
                        <mi mathvariant="normal">u</mi>
                        <mi mathvariant="normal">˙</mi>
                      </mover>
                      <mo stretchy="false">+</mo>
                      <mi>Au</mi>
                    </mrow>
                    <mi mathvariant="normal">=</mi>
                    <mi mathvariant="normal">F</mi>
                  </mrow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i mathvariant="normal">u</mi>
                  <mrow>
                    <mrow>
                      <mo stretchy="false">(</mo>
                      <mn>0</mn>
                      <mo stretchy="false">)</mo>
                    </mrow>
                    <mo stretchy="false">+</mo>
                    <msup>
                      <mi mathvariant="normal">u</mi>
                      <mn>0</mn>
                    </msup>
                  </mrow>
                </mrow>
              </mtd>
            </mtr>
          </mtable>
        </mrow>
      </mrow>
    </mrow>
    <annotation encoding="StarMath 5.0">"(P)" `left lbrace `stack{alignl{dot u + Au = F(t)} # alignl{u(0) + u^0}} right none</annotation>
  </semantics>
</math>
</file>

<file path=Object 27/content.xml><?xml version="1.0" encoding="utf-8"?>
<math xmlns="http://www.w3.org/1998/Math/MathML">
  <semantics>
    <mrow>
      <msub>
        <mi mathvariant="normal">S</mi>
        <mi mathvariant="normal">d</mi>
      </msub>
      <mrow>
        <mrow>
          <mo stretchy="false">(</mo>
          <mi mathvariant="normal">T</mi>
          <mo stretchy="false">)</mo>
        </mrow>
        <mi mathvariant="normal">≤</mi>
        <mi>exp</mi>
      </mrow>
      <mfenced open="" close="">
        <mrow>
          <mi/>
          <mfenced open="∣" close="∣">
            <mi mathvariant="normal">A</mi>
          </mfenced>
          <mi/>
          <mi mathvariant="normal">T</mi>
          <mi/>
        </mrow>
      </mfenced>
      <mi mathvariant="normal">,</mi>
    </mrow>
    <annotation encoding="StarMath 5.0">S_d (T) &lt;= exp left (` abs{A}`T `right ),</annotation>
  </semantics>
</math>
</file>

<file path=Object 28/content.xml><?xml version="1.0" encoding="utf-8"?>
<math xmlns="http://www.w3.org/1998/Math/MathML">
  <semantics>
    <mrow>
      <msub>
        <mi mathvariant="normal">S</mi>
        <mi mathvariant="normal">c</mi>
      </msub>
      <mrow>
        <mrow>
          <mo stretchy="false">(</mo>
          <mi mathvariant="normal">T</mi>
          <mo stretchy="false">)</mo>
        </mrow>
        <mi mathvariant="normal">≤</mi>
        <mi>exp</mi>
      </mrow>
      <mrow>
        <mo stretchy="false">(</mo>
        <mrow>
          <mi/>
          <mfenced open="∣" close="∣">
            <mi mathvariant="normal">A</mi>
          </mfenced>
          <mi/>
          <mi mathvariant="normal">T</mi>
          <mi/>
        </mrow>
        <mo stretchy="false">)</mo>
      </mrow>
    </mrow>
    <annotation encoding="StarMath 5.0">S_c (T) &lt;= exp(`abs{A}`T`)</annotation>
  </semantics>
</math>
</file>

<file path=Object 29/content.xml><?xml version="1.0" encoding="utf-8"?>
<math xmlns="http://www.w3.org/1998/Math/MathML">
  <semantics>
    <mrow>
      <msub>
        <mi mathvariant="normal">S</mi>
        <mi mathvariant="normal">d</mi>
      </msub>
      <mrow>
        <mrow>
          <mo stretchy="false">(</mo>
          <mi mathvariant="normal">T</mi>
          <mo stretchy="false">)</mo>
        </mrow>
        <mi mathvariant="normal">≤</mi>
        <mn>1,</mn>
      </mrow>
      <mi/>
      <msub>
        <mi mathvariant="normal">S</mi>
        <mi mathvariant="normal">c</mi>
      </msub>
      <mrow>
        <mrow>
          <mo stretchy="false">(</mo>
          <mi mathvariant="normal">T</mi>
          <mo stretchy="false">)</mo>
        </mrow>
        <mi mathvariant="normal">≤</mi>
        <mn>1</mn>
      </mrow>
    </mrow>
    <annotation encoding="StarMath 5.0">S_d(T) &lt;= 1, ~ S_c(T) &lt;= 1</annotation>
  </semantics>
</math>
</file>

<file path=Object 3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=</mi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row>
    </mrow>
    <annotation encoding="StarMath 5.0">R(U) = dot U + AU - F</annotation>
  </semantics>
</math>
</file>

<file path=Object 30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over accent="true">
                  <mi mathvariant="normal">u</mi>
                  <mo stretchy="false">→</mo>
                </mover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style mathvariant="bold">
                  <mrow>
                    <mi mathvariant="normal">A</mi>
                  </mrow>
                </mstyle>
              </mrow>
              <mover accent="true">
                <mi mathvariant="normal">u</mi>
                <mo stretchy="false">→</mo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over accent="true">
                  <mi mathvariant="normal">F</mi>
                  <mo stretchy="false">→</mo>
                </mover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over accent="true">
                <mi mathvariant="normal">u</mi>
                <mo stretchy="false">→</mo>
              </mover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over accent="true">
                    <mi mathvariant="normal">u</mi>
                    <mo stretchy="false">→</mo>
                  </mover>
                  <mn>0</mn>
                </msup>
              </mrow>
            </mrow>
          </mtd>
        </mtr>
      </mtable>
    </mrow>
    <annotation encoding="StarMath 5.0">left lbrace stack{dot widevec u (t) + {bold A} widevec u (t) = widevec F (t), ~~ t &gt; 0 # alignl{widevec u (0) = {widevec u}^0}} right none</annotation>
  </semantics>
</math>
</file>

<file path=Object 31/content.xml><?xml version="1.0" encoding="utf-8"?>
<math xmlns="http://www.w3.org/1998/Math/MathML">
  <semantics>
    <mrow>
      <mover accent="true">
        <mi mathvariant="normal">u</mi>
        <mo stretchy="false">→</mo>
      </mover>
      <mrow>
        <mrow>
          <mo stretchy="false">(</mo>
          <mi mathvariant="normal">t</mi>
          <mo stretchy="false">)</mo>
        </mrow>
        <mi mathvariant="normal">=</mi>
        <mfenced open="" close="">
          <mtable>
            <mtr>
              <mtd>
                <mrow>
                  <msub>
                    <mi mathvariant="normal">u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u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i mathvariant="normal">⋮</mi>
              </mtd>
            </mtr>
            <mtr>
              <mtd>
                <mrow>
                  <msub>
                    <mi mathvariant="normal">u</mi>
                    <mi mathvariant="normal">m</mi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widevec u (t) = left ( stack{u_1(t) # u_2(t) # dotsvert # u_m(t)} right )</annotation>
  </semantics>
</math>
</file>

<file path=Object 32/content.xml><?xml version="1.0" encoding="utf-8"?>
<math xmlns="http://www.w3.org/1998/Math/MathML">
  <semantics>
    <mrow>
      <mover accent="true">
        <mi mathvariant="normal">F</mi>
        <mo stretchy="false">→</mo>
      </mover>
      <mrow>
        <mrow>
          <mo stretchy="false">(</mo>
          <mi mathvariant="normal">t</mi>
          <mo stretchy="false">)</mo>
        </mrow>
        <mi mathvariant="normal">=</mi>
        <mfenced open="" close="">
          <mtable>
            <mtr>
              <mtd>
                <mrow>
                  <msub>
                    <mi mathvariant="normal">F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F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i mathvariant="normal">⋮</mi>
              </mtd>
            </mtr>
            <mtr>
              <mtd>
                <mrow>
                  <msub>
                    <mi mathvariant="normal">F</mi>
                    <mi mathvariant="normal">m</mi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</mrow>
    <annotation encoding="StarMath 5.0">widevec F (t) = left ( stack{F_1(t) # F_2(t) # dotsvert # F_m(t)} right )</annotation>
  </semantics>
</math>
</file>

<file path=Object 33/content.xml><?xml version="1.0" encoding="utf-8"?>
<math xmlns="http://www.w3.org/1998/Math/MathML">
  <semantics>
    <mrow>
      <mover accent="true">
        <mi mathvariant="normal">u</mi>
        <mo stretchy="false">→</mo>
      </mover>
      <mrow>
        <mo stretchy="false">(</mo>
        <mrow>
          <mi mathvariant="normal">x</mi>
          <mi mathvariant="normal">;</mi>
          <mi/>
          <mi mathvariant="normal">t</mi>
        </mrow>
        <mo stretchy="false">)</mo>
      </mrow>
      <mi mathvariant="normal">:</mi>
    </mrow>
    <annotation encoding="StarMath 5.0">widevec u (x;`t):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over accent="true">
                  <mi mathvariant="normal">u</mi>
                  <mo stretchy="false">→</mo>
                </mover>
                <mi mathvariant="normal">˙</mi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i mathvariant="normal">t</mi>
                  </mrow>
                  <mo stretchy="false">)</mo>
                </mrow>
                <mo stretchy="false">+</mo>
                <mstyle mathvariant="bold">
                  <mrow>
                    <mi mathvariant="normal">A</mi>
                  </mrow>
                </mstyle>
              </mrow>
              <mover accent="true">
                <mi mathvariant="normal">u</mi>
                <mo stretchy="false">→</mo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i mathvariant="normal">t</mi>
                  </mrow>
                  <mo stretchy="false">)</mo>
                </mrow>
                <mi mathvariant="normal">=</mi>
                <mover accent="true">
                  <mi mathvariant="normal">F</mi>
                  <mo stretchy="false">→</mo>
                </mover>
              </mrow>
              <mrow>
                <mo stretchy="false">(</mo>
                <mrow>
                  <mi mathvariant="normal">x</mi>
                  <mi mathvariant="normal">;</mi>
                  <mi/>
                  <mi mathvariant="normal">t</mi>
                </mrow>
                <mo stretchy="false">)</mo>
              </mrow>
            </mrow>
          </mtd>
        </mtr>
        <mtr>
          <mtd>
            <mrow>
              <mover accent="true">
                <mi mathvariant="normal">u</mi>
                <mo stretchy="false">→</mo>
              </mover>
              <mrow>
                <mrow>
                  <mo stretchy="false">(</mo>
                  <mrow>
                    <mi mathvariant="normal">x</mi>
                    <mi mathvariant="normal">;</mi>
                    <mi/>
                    <mn>0</mn>
                  </mrow>
                  <mo stretchy="false">)</mo>
                </mrow>
                <mi mathvariant="normal">=</mi>
                <msup>
                  <mover accent="true">
                    <mi mathvariant="normal">u</mi>
                    <mo stretchy="false">→</mo>
                  </mover>
                  <mn>0</mn>
                </msup>
              </mrow>
              <mrow>
                <mo stretchy="false">(</mo>
                <mi mathvariant="normal">x</mi>
                <mo stretchy="false">)</mo>
              </mrow>
            </mrow>
          </mtd>
        </mtr>
        <mtr>
          <mtd>
            <mtext>randvillkor</mtext>
          </mtd>
        </mtr>
      </mtable>
    </mrow>
    <annotation encoding="StarMath 5.0">left lbrace stack{dot widevec u (x;`t) + {bold A} widevec u (x;`t) = widevec F (x;`t) # alignl{widevec u (x;`0) = {widevec u}^0 (x)} # alignl{"randvillkor"}} right none</annotation>
  </semantics>
</math>
</file>

<file path=Object 35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u</mi>
          <mo stretchy="false">→</mo>
        </mover>
        <mi mathvariant="normal">=</mi>
        <mi mathvariant="normal">∆</mi>
      </mrow>
      <mover accent="true">
        <mi mathvariant="normal">u</mi>
        <mo stretchy="false">→</mo>
      </mover>
    </mrow>
    <annotation encoding="StarMath 5.0">{bold A} widevec u = ∆ widevec u</annotation>
  </semantics>
</math>
</file>

<file path=Object 36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u</mi>
          <mo stretchy="false">→</mo>
        </mover>
        <mi mathvariant="normal">=</mi>
        <mrow>
          <mi mathvariant="normal">β</mi>
          <mi mathvariant="normal">⋅</mi>
          <mi mathvariant="normal">∇</mi>
        </mrow>
      </mrow>
      <mrow>
        <mover accent="true">
          <mi mathvariant="normal">u</mi>
          <mo stretchy="false">→</mo>
        </mover>
        <mi mathvariant="normal">−</mi>
        <mi mathvariant="normal">ε</mi>
      </mrow>
      <mi mathvariant="normal">∆</mi>
      <mover accent="true">
        <mi mathvariant="normal">u</mi>
        <mo stretchy="false">→</mo>
      </mover>
    </mrow>
    <annotation encoding="StarMath 5.0">{bold A} widevec u = β cdot ∇ widevec u - ε∆ widevec u</annotation>
  </semantics>
</math>
</file>

<file path=Object 37/content.xml><?xml version="1.0" encoding="utf-8"?>
<math xmlns="http://www.w3.org/1998/Math/MathML">
  <semantics>
    <mrow>
      <mi stretchy="true" mathvariant="normal">{</mi>
      <mtable>
        <mtr>
          <mtd>
            <mrow>
              <mtext>ODE-system:</mtext>
              <mi/>
            </mrow>
          </mtd>
          <mtd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i/>
                <mo stretchy="false">+</mo>
                <mi/>
              </mrow>
              <mrow>
                <msup>
                  <mi mathvariant="normal">A</mi>
                  <mi mathvariant="normal">T</mi>
                </msup>
                <mi mathvariant="normal">⋅</mi>
                <mi mathvariant="normal">φ</mi>
              </mrow>
              <mrow>
                <mi/>
                <mi mathvariant="normal">=</mi>
                <mi/>
              </mrow>
              <mn>0</mn>
            </mrow>
          </mtd>
        </mtr>
        <mtr>
          <mtd>
            <mrow>
              <mtext>PDE:</mtext>
              <mi/>
            </mrow>
          </mtd>
          <mtd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i/>
                <mo stretchy="false">+</mo>
                <mi/>
              </mrow>
              <mrow>
                <mtext>A*</mtext>
                <mi mathvariant="normal">⋅</mi>
                <mi mathvariant="normal">φ</mi>
              </mrow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left lbrace alignl matrix{"ODE-system:" ~ # - dot φ ``+`` A^T cdot φ ``=`` 0 ## "PDE:" ~ # - dot φ ``+`` "A*" cdot φ ``=`` 0} right none</annotation>
  </semantics>
</math>
</file>

<file path=Object 38/content.xml><?xml version="1.0" encoding="utf-8"?>
<math xmlns="http://www.w3.org/1998/Math/MathML">
  <semantics>
    <mrow>
      <msub>
        <mi mathvariant="normal">F</mi>
        <mn>1,2</mn>
      </msub>
      <mrow>
        <mi/>
        <mi mathvariant="normal">=</mi>
        <mi/>
      </mrow>
      <mfenced open="{" close="}">
        <mtable>
          <mtr>
            <mtd>
              <mrow>
                <msub>
                  <mi mathvariant="normal">r</mi>
                  <mn>1,2</mn>
                </msub>
                <mi mathvariant="normal">=</mi>
                <mfenced open="∣" close="∣">
                  <mrow>
                    <msup>
                      <mi mathvariant="normal">x</mi>
                      <mn>1</mn>
                    </msup>
                    <mi mathvariant="normal">−</mi>
                    <msup>
                      <mi mathvariant="normal">x</mi>
                      <mn>2</mn>
                    </msup>
                  </mrow>
                </mfenced>
              </mrow>
            </mtd>
          </mtr>
          <mtr>
            <mtd>
              <mrow>
                <msub>
                  <mi mathvariant="normal">e</mi>
                  <mn>1,2</mn>
                </msub>
                <mi mathvariant="normal">=</mi>
                <mfrac>
                  <mrow>
                    <msup>
                      <mi mathvariant="normal">x</mi>
                      <mn>2</mn>
                    </msup>
                    <mi mathvariant="normal">−</mi>
                    <msup>
                      <mi mathvariant="normal">x</mi>
                      <mn>1</mn>
                    </msup>
                  </mrow>
                  <msub>
                    <mi mathvariant="normal">r</mi>
                    <mn>1,2</mn>
                  </msub>
                </mfrac>
              </mrow>
            </mtd>
          </mtr>
        </mtable>
      </mfenced>
      <mrow>
        <mi/>
        <mi mathvariant="normal">=</mi>
        <mi/>
      </mrow>
      <mi mathvariant="normal">E</mi>
      <mfenced open="" close="">
        <mrow>
          <msub>
            <mi mathvariant="normal">r</mi>
            <mn>1,2</mn>
          </msub>
          <mi mathvariant="normal">−</mi>
          <msub>
            <mi mathvariant="normal">L</mi>
            <mn>1,2</mn>
          </msub>
        </mrow>
      </mfenced>
      <msub>
        <mi mathvariant="normal">e</mi>
        <mn>1,2</mn>
      </msub>
    </mrow>
    <annotation encoding="StarMath 5.0">F_{1,2} ~=~ left lbrace stack{r_{1,2} = abs{x^1 - x^2} # e_{1,2} = {x^2 - x^1} over {r_{1,2}}} right rbrace ~=~ E left ( r_{1,2} - L_{1,2} right ) e_{1,2}</annotation>
  </semantics>
</math>
</file>

<file path=Object 39/content.xml><?xml version="1.0" encoding="utf-8"?>
<math xmlns="http://www.w3.org/1998/Math/MathML">
  <semantics>
    <mrow>
      <mi stretchy="true" mathvariant="normal">{</mi>
      <mrow>
        <mrow>
          <mi/>
          <mtable>
            <mtr>
              <mtd>
                <mrow>
                  <msup>
                    <mover accent="true">
                      <mi mathvariant="normal">x</mi>
                      <mi mathvariant="normal">˙</mi>
                    </mover>
                    <mn>1</mn>
                  </msup>
                  <mi mathvariant="normal">=</mi>
                  <msup>
                    <mi mathvariant="normal">v</mi>
                    <mn>1</mn>
                  </msup>
                </mrow>
              </mtd>
            </mtr>
            <mtr>
              <mtd>
                <mrow>
                  <msup>
                    <mover accent="true">
                      <mi mathvariant="normal">v</mi>
                      <mi mathvariant="normal">˙</mi>
                    </mover>
                    <mn>1</mn>
                  </msup>
                  <mi mathvariant="normal">=</mi>
                  <mfrac>
                    <msub>
                      <mi mathvariant="normal">F</mi>
                      <mn>1,2</mn>
                    </msub>
                    <msub>
                      <mi mathvariant="normal">M</mi>
                      <mn>1</mn>
                    </msub>
                  </mfrac>
                </mrow>
              </mtd>
            </mtr>
          </mtable>
          <mi/>
        </mrow>
        <mi mathvariant="normal">∣</mi>
        <mrow>
          <mi/>
          <mtable>
            <mtr>
              <mtd>
                <mrow>
                  <msup>
                    <mover accent="true">
                      <mi mathvariant="normal">x</mi>
                      <mi mathvariant="normal">˙</mi>
                    </mover>
                    <mn>2</mn>
                  </msup>
                  <mi mathvariant="normal">=</mi>
                  <msup>
                    <mi mathvariant="normal">v</mi>
                    <mn>2</mn>
                  </msup>
                </mrow>
              </mtd>
            </mtr>
            <mtr>
              <mtd>
                <mrow>
                  <msup>
                    <mover accent="true">
                      <mi mathvariant="normal">v</mi>
                      <mi mathvariant="normal">˙</mi>
                    </mover>
                    <mn>2</mn>
                  </msup>
                  <mi mathvariant="normal">=</mi>
                  <mfrac>
                    <msub>
                      <mi mathvariant="normal">F</mi>
                      <mn>2,1</mn>
                    </msub>
                    <msub>
                      <mi mathvariant="normal">M</mi>
                      <mn>2</mn>
                    </msub>
                  </mfrac>
                </mrow>
              </mtd>
            </mtr>
          </mtable>
        </mrow>
      </mrow>
    </mrow>
    <annotation encoding="StarMath 5.0">left lbrace ~ stack{{dot x}^1 = v^1 # {dot v}^1 = {F_{1,2}} over {M_1}} ~ mline ~ stack{{dot x}^2 = v^2 # {dot v}^2 = {F_{2,1}} over {M_2}} right none</annotation>
  </semantics>
</math>
</file>

<file path=Object 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row>
                    <mi mathvariant="normal">−</mi>
                    <mi mathvariant="normal">φ</mi>
                  </mrow>
                  <mo stretchy="false">+</mo>
                  <mi>Aφ</mi>
                </mrow>
                <mi mathvariant="normal">=</mi>
                <mn>0,</mn>
              </mrow>
              <mi/>
              <mrow>
                <mrow>
                  <mi mathvariant="normal">T</mi>
                  <mo stretchy="false">&gt;</mo>
                  <mi mathvariant="normal">t</mi>
                </mrow>
                <mi mathvariant="normal">≥</mi>
                <mn>0</mn>
              </mrow>
            </mrow>
          </mtd>
        </mtr>
        <mtr>
          <mtd>
            <mrow>
              <mi mathvariant="normal">φ</mi>
              <mrow>
                <mrow>
                  <mo stretchy="false">(</mo>
                  <mi mathvariant="normal">T</mi>
                  <mo stretchy="false">)</mo>
                </mrow>
                <mi mathvariant="normal">=</mi>
                <mi>sgn</mi>
              </mrow>
              <mrow>
                <mo stretchy="false">(</mo>
                <mrow>
                  <mi mathvariant="normal">e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left lbrace stack{alignl{-φ + Aφ = 0, ~~ T &gt; t &gt;= 0} #alignl{φ(T) = sgn(e(t))}} right none</annotation>
  </semantics>
</math>
</file>

<file path=Object 40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F</mi>
                <mrow>
                  <mi mathvariant="normal">i</mi>
                  <mi mathvariant="normal">,</mi>
                  <mrow>
                    <mi mathvariant="normal">i</mi>
                    <mi mathvariant="normal">−</mi>
                    <mn>1</mn>
                  </mrow>
                </mrow>
              </msub>
              <mrow>
                <mi/>
                <mi mathvariant="normal">=</mi>
                <mi/>
              </mrow>
              <mi mathvariant="normal">E</mi>
              <mfenced open="" close="">
                <mrow>
                  <msub>
                    <mi mathvariant="normal">r</mi>
                    <mrow>
                      <mi mathvariant="normal">i</mi>
                      <mi mathvariant="normal">,</mi>
                      <mrow>
                        <mi mathvariant="normal">i</mi>
                        <mi mathvariant="normal">−</mi>
                        <mn>1</mn>
                      </mrow>
                    </mrow>
                  </msub>
                  <mi mathvariant="normal">−</mi>
                  <msub>
                    <mi mathvariant="normal">L</mi>
                    <mrow>
                      <mi mathvariant="normal">i</mi>
                      <mi mathvariant="normal">,</mi>
                      <mrow>
                        <mi mathvariant="normal">i</mi>
                        <mi mathvariant="normal">−</mi>
                        <mn>1</mn>
                      </mrow>
                    </mrow>
                  </msub>
                </mrow>
              </mfenced>
              <msub>
                <mi mathvariant="normal">e</mi>
                <mrow>
                  <mi mathvariant="normal">i</mi>
                  <mi mathvariant="normal">,</mi>
                  <mrow>
                    <mi mathvariant="normal">i</mi>
                    <mi mathvariant="normal">−</mi>
                    <mn>1</mn>
                  </mrow>
                </mrow>
              </msub>
            </mrow>
          </mtd>
        </mtr>
        <mtr>
          <mtd>
            <mrow>
              <msub>
                <mi mathvariant="normal">F</mi>
                <mrow>
                  <mi mathvariant="normal">i</mi>
                  <mi mathvariant="normal">,</mi>
                  <mrow>
                    <mi mathvariant="normal">i</mi>
                    <mo stretchy="false">+</mo>
                    <mn>1</mn>
                  </mrow>
                </mrow>
              </msub>
              <mrow>
                <mi/>
                <mi mathvariant="normal">=</mi>
                <mi/>
              </mrow>
              <mi mathvariant="normal">E</mi>
              <mfenced open="" close="">
                <mrow>
                  <msub>
                    <mi mathvariant="normal">r</mi>
                    <mrow>
                      <mi mathvariant="normal">i</mi>
                      <mi mathvariant="normal">,</mi>
                      <mrow>
                        <mi mathvariant="normal">i</mi>
                        <mo stretchy="false">+</mo>
                        <mn>1</mn>
                      </mrow>
                    </mrow>
                  </msub>
                  <mi mathvariant="normal">−</mi>
                  <msub>
                    <mi mathvariant="normal">L</mi>
                    <mrow>
                      <mi mathvariant="normal">i</mi>
                      <mi mathvariant="normal">,</mi>
                      <mrow>
                        <mi mathvariant="normal">i</mi>
                        <mo stretchy="false">+</mo>
                        <mn>1</mn>
                      </mrow>
                    </mrow>
                  </msub>
                </mrow>
              </mfenced>
              <msub>
                <mi mathvariant="normal">e</mi>
                <mrow>
                  <mi mathvariant="normal">i</mi>
                  <mi mathvariant="normal">,</mi>
                  <mrow>
                    <mi mathvariant="normal">i</mi>
                    <mo stretchy="false">+</mo>
                    <mn>1</mn>
                  </mrow>
                </mrow>
              </msub>
            </mrow>
          </mtd>
        </mtr>
      </mtable>
    </mrow>
    <annotation encoding="StarMath 5.0">left lbrace alignl{stack{F_{i,i-1} ``=`` E left ( r_{i,i-1} - L_{i,i-1} right ) e_{i,i-1} # F_{i,i+1} ``=`` E left ( r_{i,i+1} - L_{i,i+1} right ) e_{i,i+1} }} right none</annotation>
  </semantics>
</math>
</file>

<file path=Object 41/content.xml><?xml version="1.0" encoding="utf-8"?>
<math xmlns="http://www.w3.org/1998/Math/MathML">
  <semantics>
    <mrow>
      <msup>
        <mover accent="true">
          <mi mathvariant="normal">x</mi>
          <mi mathvariant="normal">˙</mi>
        </mover>
        <mi mathvariant="normal">i</mi>
      </msup>
      <mrow>
        <mi/>
        <mi mathvariant="normal">=</mi>
        <mi/>
      </mrow>
      <msup>
        <mi mathvariant="normal">v</mi>
        <mi mathvariant="normal">i</mi>
      </msup>
    </mrow>
    <annotation encoding="StarMath 5.0">{dot x}^i ``=`` v^i</annotation>
  </semantics>
</math>
</file>

<file path=Object 42/content.xml><?xml version="1.0" encoding="utf-8"?>
<math xmlns="http://www.w3.org/1998/Math/MathML">
  <semantics>
    <mrow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rac>
        <mrow>
          <mi/>
          <mover>
            <mover>
              <mrow>
                <mi mathvariant="normal">E</mi>
                <mfenced open="" close="">
                  <mrow>
                    <msub>
                      <mi mathvariant="normal">r</mi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sub>
                    <mi mathvariant="normal">−</mi>
                    <msub>
                      <mi mathvariant="normal">L</mi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sub>
                  </mrow>
                </mfenced>
                <msub>
                  <mi mathvariant="normal">e</mi>
                  <mrow>
                    <mi mathvariant="normal">i</mi>
                    <mi mathvariant="normal">,</mi>
                    <mrow>
                      <mi mathvariant="normal">i</mi>
                      <mi mathvariant="normal">−</mi>
                      <mn>1</mn>
                    </mrow>
                  </mrow>
                </msub>
              </mrow>
              <mo stretchy="false"></mo>
            </mover>
            <mstyle mathsize="125%">
              <mrow>
                <msub>
                  <mi mathvariant="normal">F</mi>
                  <mstyle mathsize="125%">
                    <mrow>
                      <mrow>
                        <mi mathvariant="normal">i</mi>
                        <mi mathvariant="normal">,</mi>
                        <mrow>
                          <mi mathvariant="normal">i</mi>
                          <mi mathvariant="normal">−</mi>
                          <mn>1</mn>
                        </mrow>
                      </mrow>
                    </mrow>
                  </mstyle>
                </msub>
              </mrow>
            </mstyle>
          </mover>
          <mi/>
        </mrow>
        <msub>
          <mi mathvariant="normal">M</mi>
          <mi mathvariant="normal">i</mi>
        </msub>
      </mfrac>
      <mrow>
        <mi/>
        <mo stretchy="false">+</mo>
        <mi/>
      </mrow>
      <mfrac>
        <mrow>
          <mi/>
          <mover>
            <mover>
              <mrow>
                <mi mathvariant="normal">E</mi>
                <mfenced open="" close="">
                  <mrow>
                    <msub>
                      <mi mathvariant="normal">r</mi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sub>
                    <mi mathvariant="normal">−</mi>
                    <msub>
                      <mi mathvariant="normal">L</mi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sub>
                  </mrow>
                </mfenced>
                <msub>
                  <mi mathvariant="normal">e</mi>
                  <mrow>
                    <mi mathvariant="normal">i</mi>
                    <mi mathvariant="normal">,</mi>
                    <mrow>
                      <mi mathvariant="normal">i</mi>
                      <mo stretchy="false">+</mo>
                      <mn>1</mn>
                    </mrow>
                  </mrow>
                </msub>
              </mrow>
              <mo stretchy="false"></mo>
            </mover>
            <mstyle mathsize="125%">
              <mrow>
                <msub>
                  <mi mathvariant="normal">F</mi>
                  <mstyle mathsize="125%">
                    <mrow>
                      <mrow>
                        <mi mathvariant="normal">i</mi>
                        <mi mathvariant="normal">,</mi>
                        <mrow>
                          <mi mathvariant="normal">i</mi>
                          <mo stretchy="false">+</mo>
                          <mn>1</mn>
                        </mrow>
                      </mrow>
                    </mrow>
                  </mstyle>
                </msub>
              </mrow>
            </mstyle>
          </mover>
          <mi/>
        </mrow>
        <msub>
          <mi mathvariant="normal">M</mi>
          <mi mathvariant="normal">i</mi>
        </msub>
      </mfrac>
    </mrow>
    <annotation encoding="StarMath 5.0">{dot v}^i ``=`` {~~{{E left ( r_{i,i-1} - L_{i,i-1} right ) e_{i,i-1}} overbrace{size *1.25 F_{size *1.25 {i,i-1}}}}~~} over {M_i} ``+`` {~~{{E left ( r_{i,i+1} - L_{i,i+1} right ) e_{i,i+1}} overbrace {size *1.25 F_{size *1.25 {i,i+1}}}}~~} over {M_i}</annotation>
  </semantics>
</math>
</file>

<file path=Object 43/content.xml><?xml version="1.0" encoding="utf-8"?>
<math xmlns="http://www.w3.org/1998/Math/MathML">
  <semantics>
    <mrow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rac>
        <mrow>
          <mrow>
            <mn>1</mn>
            <mi mathvariant="normal">⋅</mi>
            <msub>
              <mi mathvariant="normal">r</mi>
              <mrow>
                <mi mathvariant="normal">i</mi>
                <mi mathvariant="normal">,</mi>
                <mrow>
                  <mi mathvariant="normal">i</mi>
                  <mi mathvariant="normal">−</mi>
                  <mn>1</mn>
                </mrow>
              </mrow>
            </msub>
          </mrow>
          <mi/>
          <msub>
            <mi mathvariant="normal">e</mi>
            <mrow>
              <mi mathvariant="normal">i</mi>
              <mi mathvariant="normal">,</mi>
              <mrow>
                <mi mathvariant="normal">i</mi>
                <mi mathvariant="normal">−</mi>
                <mn>1</mn>
              </mrow>
            </mrow>
          </msub>
        </mrow>
        <mn>1</mn>
      </mfrac>
      <mrow>
        <mi/>
        <mo stretchy="false">+</mo>
        <mi/>
      </mrow>
      <mfrac>
        <mrow>
          <mrow>
            <mn>1</mn>
            <mi mathvariant="normal">⋅</mi>
            <msub>
              <mi mathvariant="normal">r</mi>
              <mrow>
                <mi mathvariant="normal">i</mi>
                <mi mathvariant="normal">,</mi>
                <mrow>
                  <mi mathvariant="normal">i</mi>
                  <mo stretchy="false">+</mo>
                  <mn>1</mn>
                </mrow>
              </mrow>
            </msub>
          </mrow>
          <mi/>
          <msub>
            <mi mathvariant="normal">e</mi>
            <mrow>
              <mi mathvariant="normal">i</mi>
              <mi mathvariant="normal">,</mi>
              <mrow>
                <mi mathvariant="normal">i</mi>
                <mo stretchy="false">+</mo>
                <mn>1</mn>
              </mrow>
            </mrow>
          </msub>
        </mrow>
        <mn>1</mn>
      </mfrac>
    </mrow>
    <annotation encoding="StarMath 5.0">{dot v}^i ``=`` {1 cdot r_{i,i-1} ` e_{i,i-1}} over 1 ``+`` {1 cdot r_{i,i+1} ` e_{i,i+1}} over 1</annotation>
  </semantics>
</math>
</file>

<file path=Object 44/content.xml><?xml version="1.0" encoding="utf-8"?>
<math xmlns="http://www.w3.org/1998/Math/MathML">
  <semantics>
    <mrow>
      <msub>
        <mi mathvariant="normal">e</mi>
        <mrow>
          <mi mathvariant="normal">i</mi>
          <mi mathvariant="normal">,</mi>
          <mi mathvariant="normal">j</mi>
        </mrow>
      </msub>
      <mrow>
        <mi/>
        <mi mathvariant="normal">=</mi>
        <mi/>
      </mrow>
      <mfrac>
        <mrow>
          <msub>
            <mi mathvariant="normal">x</mi>
            <mi mathvariant="normal">j</mi>
          </msub>
          <mi mathvariant="normal">−</mi>
          <msub>
            <mi mathvariant="normal">x</mi>
            <mi mathvariant="normal">i</mi>
          </msub>
        </mrow>
        <msub>
          <mi mathvariant="normal">r</mi>
          <mrow>
            <mi mathvariant="normal">i</mi>
            <mi mathvariant="normal">,</mi>
            <mi mathvariant="normal">j</mi>
          </mrow>
        </msub>
      </mfrac>
      <mi/>
      <mi mathvariant="normal">⇒</mi>
      <mi/>
      <msup>
        <mover accent="true">
          <mi mathvariant="normal">v</mi>
          <mi mathvariant="normal">˙</mi>
        </mover>
        <mi mathvariant="normal">i</mi>
      </msup>
      <mrow>
        <mi/>
        <mi mathvariant="normal">=</mi>
        <mi/>
      </mrow>
      <mfenced open="" close="">
        <mrow>
          <msup>
            <mi mathvariant="normal">x</mi>
            <mrow>
              <mi mathvariant="normal">i</mi>
              <mi mathvariant="normal">−</mi>
              <mn>1</mn>
            </mrow>
          </msup>
          <mi mathvariant="normal">−</mi>
          <msup>
            <mi mathvariant="normal">x</mi>
            <mi mathvariant="normal">i</mi>
          </msup>
        </mrow>
      </mfenced>
      <mrow>
        <mi/>
        <mo stretchy="false">+</mo>
        <mi/>
      </mrow>
      <mfenced open="" close="">
        <mrow>
          <msup>
            <mi mathvariant="normal">x</mi>
            <mrow>
              <mi mathvariant="normal">i</mi>
              <mo stretchy="false">+</mo>
              <mn>1</mn>
            </mrow>
          </msup>
          <mi mathvariant="normal">−</mi>
          <msup>
            <mi mathvariant="normal">x</mi>
            <mi mathvariant="normal">i</mi>
          </msup>
        </mrow>
      </mfenced>
      <mrow>
        <mi/>
        <mi mathvariant="normal">=</mi>
        <mi/>
      </mrow>
      <mrow>
        <mrow>
          <msup>
            <mi mathvariant="normal">x</mi>
            <mrow>
              <mi mathvariant="normal">x</mi>
              <mi mathvariant="normal">−</mi>
              <mn>1</mn>
            </mrow>
          </msup>
          <mi mathvariant="normal">−</mi>
          <msup>
            <mn>2x</mn>
            <mi mathvariant="normal">i</mi>
          </msup>
        </mrow>
        <mo stretchy="false">+</mo>
        <msup>
          <mi mathvariant="normal">x</mi>
          <mrow>
            <mi mathvariant="normal">x</mi>
            <mo stretchy="false">+</mo>
            <mn>1</mn>
          </mrow>
        </msup>
      </mrow>
    </mrow>
    <annotation encoding="StarMath 5.0">e_{i,j} ``=`` {x_j - x_i} over {r_{i, j}} ``~drarrow~`` {dot v}^i ``=`` left ( x^{i-1} - x^i right ) ``+`` left ( x^{i+1} - x^i right ) ``=`` x^{x-1} - 2x^i + x^{x+1}</annotation>
  </semantics>
</math>
</file>

<file path=Object 45/content.xml><?xml version="1.0" encoding="utf-8"?>
<math xmlns="http://www.w3.org/1998/Math/MathML">
  <semantics>
    <mrow>
      <mover accent="true">
        <mover accent="true">
          <mi mathvariant="normal">u</mi>
          <mo stretchy="false">→</mo>
        </mover>
        <mi mathvariant="normal">˙</mi>
      </mover>
      <mrow>
        <mi/>
        <mi mathvariant="normal">=</mi>
        <mi/>
      </mrow>
      <mfrac>
        <mtable>
          <mtr>
            <mtd>
              <msup>
                <mi mathvariant="normal">x</mi>
                <mn>1</mn>
              </msup>
            </mtd>
          </mtr>
          <mtr>
            <mtd>
              <msup>
                <mi mathvariant="normal">x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x</mi>
                <mi mathvariant="normal">m</mi>
              </msup>
            </mtd>
          </mtr>
        </mtable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</mfrac>
      <mrow>
        <mi/>
        <mi mathvariant="normal">=</mi>
        <mi/>
      </mrow>
      <mfrac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  <mtable>
          <mtr>
            <mtd>
              <mrow>
                <mrow>
                  <mi mathvariant="normal">−</mi>
                  <msup>
                    <mi mathvariant="normal">x</mi>
                    <mn>1</mn>
                  </msup>
                </mrow>
                <mo stretchy="false">+</mo>
                <msup>
                  <mi mathvariant="normal">x</mi>
                  <mn>2</mn>
                </msup>
              </mrow>
            </mtd>
          </mtr>
          <mtr>
            <mtd>
              <mrow>
                <mrow>
                  <msup>
                    <mi mathvariant="normal">x</mi>
                    <mn>1</mn>
                  </msup>
                  <mi mathvariant="normal">−</mi>
                  <msup>
                    <mn>2x</mn>
                    <mn>2</mn>
                  </msup>
                </mrow>
                <mo stretchy="false">+</mo>
                <msup>
                  <mi mathvariant="normal">x</mi>
                  <mn>3</mn>
                </msup>
              </mrow>
            </mtd>
          </mtr>
          <mtr>
            <mtd>
              <mi mathvariant="normal">⋮</mi>
            </mtd>
          </mtr>
          <mtr>
            <mtd>
              <mrow>
                <msup>
                  <mi mathvariant="normal">x</mi>
                  <mrow>
                    <mi mathvariant="normal">m</mi>
                    <mi mathvariant="normal">−</mi>
                    <mn>1</mn>
                  </mrow>
                </msup>
                <mi mathvariant="normal">−</mi>
                <msup>
                  <mi mathvariant="normal">x</mi>
                  <mi mathvariant="normal">n</mi>
                </msup>
              </mrow>
            </mtd>
          </mtr>
        </mtable>
      </mfrac>
      <mrow>
        <mi/>
        <mi mathvariant="normal">=</mi>
        <mi/>
      </mrow>
      <mrow>
        <mrow>
          <mrow>
            <mtable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row>
                    <mrow>
                      <mi mathvariant="normal">−</mi>
                      <mn>1</mn>
                    </mrow>
                    <mi/>
                    <mn>1</mn>
                  </mrow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row>
                    <mrow>
                      <mi mathvariant="normal">−</mi>
                      <mn>12</mn>
                    </mrow>
                    <mrow>
                      <mi/>
                      <mi mathvariant="normal">−</mi>
                      <mn>1</mn>
                    </mrow>
                  </mrow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row>
                    <mrow>
                      <mi mathvariant="normal">−</mi>
                      <mn>12</mn>
                    </mrow>
                    <mrow>
                      <mi/>
                      <mi mathvariant="normal">−</mi>
                      <mn>1</mn>
                    </mrow>
                  </mrow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i mathvariant="normal">⋱</mi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n>1</mn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i mathvariant="normal">⋱</mi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n>1</mn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  <mtr>
                <mtd>
                  <mtext/>
                </mtd>
                <mtd>
                  <mtext/>
                </mtd>
                <mtd>
                  <mtext/>
                </mtd>
                <mtd>
                  <mtext/>
                </mtd>
              </mtr>
            </mtable>
            <mi/>
          </mrow>
        </mrow>
      </mrow>
      <mi/>
      <mfrac>
        <mtable>
          <mtr>
            <mtd>
              <msup>
                <mi mathvariant="normal">x</mi>
                <mn>1</mn>
              </msup>
            </mtd>
          </mtr>
          <mtr>
            <mtd>
              <msup>
                <mi mathvariant="normal">x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x</mi>
                <mi mathvariant="normal">m</mi>
              </msup>
            </mtd>
          </mtr>
        </mtable>
        <mtable>
          <mtr>
            <mtd>
              <msup>
                <mi mathvariant="normal">v</mi>
                <mn>1</mn>
              </msup>
            </mtd>
          </mtr>
          <mtr>
            <mtd>
              <msup>
                <mi mathvariant="normal">v</mi>
                <mn>2</mn>
              </msup>
            </mtd>
          </mtr>
          <mtr>
            <mtd>
              <mi mathvariant="normal">⋮</mi>
            </mtd>
          </mtr>
          <mtr>
            <mtd>
              <msup>
                <mi mathvariant="normal">v</mi>
                <mi mathvariant="normal">m</mi>
              </msup>
            </mtd>
          </mtr>
        </mtable>
      </mfrac>
      <mi/>
    </mrow>
    <annotation encoding="StarMath 5.0">dot {widevec u} ~=~ ~ stack{x^1 # x^2 # dotsvert # x^m} over stack{v^1 # v^2 # dotsvert # v^m} ~ ~=~ ~ stack{v^1 # v^2 # dotsvert # v^m} over stack{-x^1 + x^2 # x^1 - 2x^2 + x^3 # dotsvert # x^{m - 1} - x^n} ~ ~=~ ~ left none

matrix{
"" # "" # "" # "" ## "" # "" # "" # "" ## "" # "" # "" # "" ## "" # "" # "" # "" ##
-1 ~ 1 # "" # "" # "" ##
"" # -12 ~ -1 # "" # "" ##
"" # "" # -12 ~ -1 # "" ##
"" # "" # "" # dotsdown }

~mline~

matrix{
1 # "" # "" # "" ##
"" # 1 # "" # "" ##
"" # "" # dotsdown # "" ##
"" # "" # "" # 1 ##
"" # "" # "" # "" ## "" # "" # "" # "" ## "" # "" # "" # "" ## "" # "" # "" # ""}


~ right none `` ~ stack{x^1 # x^2 # dotsvert # x^m} over stack{v^1 # v^2 # dotsvert # v^m} ~</annotation>
  </semantics>
</math>
</file>

<file path=Object 5/content.xml><?xml version="1.0" encoding="utf-8"?>
<math xmlns="http://www.w3.org/1998/Math/MathML">
  <semantics>
    <mrow>
      <mrow>
        <mrow>
          <mi stretchy="false" mathvariant="normal">〈</mi>
          <mrow>
            <mi>Av</mi>
            <mi mathvariant="normal">;</mi>
            <mi/>
            <mi mathvariant="normal">w</mi>
          </mrow>
          <mi stretchy="false" mathvariant="normal">〉</mi>
        </mrow>
        <mi mathvariant="normal">=</mi>
        <mn>...</mn>
      </mrow>
      <mi mathvariant="normal">=</mi>
      <mrow>
        <mi stretchy="false" mathvariant="normal">〈</mi>
        <mrow>
          <mi mathvariant="normal">v</mi>
          <mi mathvariant="normal">;</mi>
          <mi/>
          <mtext>A*</mtext>
          <mi/>
          <mi mathvariant="normal">w</mi>
        </mrow>
        <mi stretchy="false" mathvariant="normal">〉</mi>
      </mrow>
    </mrow>
    <annotation encoding="StarMath 5.0">langle Av;` w rangle = ... = langle v;` "A*"`w rangle</annotation>
  </semantics>
</math>
</file>

<file path=Object 6/content.xml><?xml version="1.0" encoding="utf-8"?>
<math xmlns="http://www.w3.org/1998/Math/MathML">
  <semantics>
    <mrow>
      <mrow>
        <mi mathvariant="normal">A</mi>
        <mi mathvariant="normal">=</mi>
        <mrow>
          <mover accent="true">
            <mi mathvariant="normal">v</mi>
            <mi mathvariant="normal">˙</mi>
          </mover>
          <mi mathvariant="normal">−</mi>
          <mi mathvariant="normal">∆</mi>
        </mrow>
      </mrow>
      <mi mathvariant="normal">u</mi>
    </mrow>
    <annotation encoding="StarMath 5.0">A = dot v - ∆u</annotation>
  </semantics>
</math>
</file>

<file path=Object 7/content.xml><?xml version="1.0" encoding="utf-8"?>
<math xmlns="http://www.w3.org/1998/Math/MathML">
  <semantics>
    <mrow>
      <mrow>
        <mrow>
          <mi stretchy="false" mathvariant="normal">〈</mi>
          <mrow>
            <mrow>
              <mover accent="true">
                <mi mathvariant="normal">v</mi>
                <mi mathvariant="normal">˙</mi>
              </mover>
              <mo stretchy="false">+</mo>
              <mi>Av</mi>
            </mrow>
            <mi mathvariant="normal">;</mi>
            <mi/>
            <mi mathvariant="normal">w</mi>
          </mrow>
          <mi stretchy="false" mathvariant="normal">〉</mi>
        </mrow>
        <mi mathvariant="normal">=</mi>
        <mstyle mathsize="125%">
          <mrow>
            <mrow>
              <mi mathvariant="normal">∫</mi>
              <mtext/>
            </mrow>
          </mrow>
        </mstyle>
      </mrow>
      <mi mathvariant="normal">v</mi>
      <mrow>
        <mo stretchy="false">(</mo>
        <mrow>
          <mrow>
            <mi mathvariant="normal">−</mi>
            <mover accent="true">
              <mi mathvariant="normal">w</mi>
              <mi mathvariant="normal">˙</mi>
            </mover>
          </mrow>
          <mo stretchy="false">+</mo>
          <mi>Aw</mi>
        </mrow>
        <mo stretchy="false">)</mo>
      </mrow>
      <mi/>
      <mi>dx</mi>
      <mi/>
      <mrow>
        <mi>dt</mi>
        <mi mathvariant="normal">=</mi>
        <mrow>
          <mi stretchy="false" mathvariant="normal">〈</mi>
          <mrow>
            <mi mathvariant="normal">v</mi>
            <mi mathvariant="normal">;</mi>
            <mrow>
              <mrow>
                <mi/>
                <mi mathvariant="normal">−</mi>
                <mover accent="true">
                  <mi mathvariant="normal">w</mi>
                  <mi mathvariant="normal">˙</mi>
                </mover>
              </mrow>
              <mo stretchy="false">+</mo>
              <mi>Aw</mi>
            </mrow>
          </mrow>
          <mi stretchy="false" mathvariant="normal">〉</mi>
        </mrow>
      </mrow>
    </mrow>
    <annotation encoding="StarMath 5.0">langle dot v + Av;`w rangle = {size *1.25 int ""}v(-dot w + Aw)`dx`dt = langle v;`-dot w + Aw rangle</annotation>
  </semantics>
</math>
</file>

<file path=Object 8/content.xml><?xml version="1.0" encoding="utf-8"?>
<math xmlns="http://www.w3.org/1998/Math/MathML">
  <semantics>
    <mrow>
      <mrow>
        <mfenced open="∣" close="∣">
          <mrow>
            <mi mathvariant="normal">e</mi>
            <mrow>
              <mo stretchy="false">(</mo>
              <mi mathvariant="normal">T</mi>
              <mo stretchy="false">)</mo>
            </mrow>
          </mrow>
        </mfenced>
        <mi mathvariant="normal">=</mi>
        <mrow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i mathvariant="normal">φ</mi>
      <mi/>
      <mrow>
        <mi>dt</mi>
        <mo stretchy="false">+</mo>
        <mi mathvariant="normal">e</mi>
      </mrow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abs{e(T)} = -{size *1.25 int from 0 to T ""} R(U) φ`dt + e(0)φ(0)</annotation>
  </semantics>
</math>
</file>

<file path=Object 9/content.xml><?xml version="1.0" encoding="utf-8"?>
<math xmlns="http://www.w3.org/1998/Math/MathML">
  <semantics>
    <mrow>
      <mover accent="true">
        <mi mathvariant="normal">φ</mi>
        <mo stretchy="false">ˉ</mo>
      </mover>
      <mrow>
        <mrow>
          <mo stretchy="false">(</mo>
          <mi mathvariant="normal">t</mi>
          <mo stretchy="false">)</mo>
        </mrow>
        <mi mathvariant="normal">=</mi>
        <mfrac>
          <mn>1</mn>
          <mi mathvariant="normal">k</mi>
        </mfrac>
      </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φ</mi>
      <mrow>
        <mo stretchy="false">(</mo>
        <mi mathvariant="normal">s</mi>
        <mo stretchy="false">)</mo>
      </mrow>
      <mi/>
      <mi>ds</mi>
    </mrow>
    <annotation encoding="StarMath 5.0">bar φ(t) = 1 over k {size *1.25 int from I_{size *1.25 n} ""} φ(s) `ds</annotation>
  </semantics>
</math>
</file>